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10.7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wazecomments" table:style-name="ta1">
        <table:table-column table:style-name="co1" table:default-cell-style-name="Default"/>
        <table:table-row table:style-name="ro1">
          <table:table-cell office:value-type="string" calcext:value-type="string">
            <text:p><text:s/>Deveria permitir baixar o trajeto e navegar off-line. As mensagens, quando off-line deveriam vir : informações de à 1h,exemplo e sempre que houver Internet o trajeto seria atualizado e as informações. Assim seria mais seguro utilizar em zonas sem telefonia </text:p>
          </table:table-cell>
        </table:table-row>
        <table:table-row table:style-name="ro1">
          <table:table-cell office:value-type="string" calcext:value-type="string">
            <text:p><text:s/>Muito bom mesmo, mas acho que se tivesse um histórico das destinos percorridos ajudaria muito. Talvez até já tem, mas não consegui achar. Fora esse desejo particular do histórico, pra mim é ótimo. RECOMENTO A TODOS ! </text:p>
          </table:table-cell>
        </table:table-row>
        <table:table-row table:style-name="ro1">
          <table:table-cell office:value-type="string" calcext:value-type="string">
            <text:p><text:s/>Ótimo programa. Até agora achei muito bom. Só não dou 5 estrelas porque deixou a desejar faltando a opção de adicionar diversas paradas e otimizar o caminho. <text:s/>Olha a dica desenvolvedores! <text:s/>Até o Google Maps já tem a opção de adicionar várias paradas e organizá-las. </text:p>
          </table:table-cell>
        </table:table-row>
        <table:table-row table:style-name="ro1">
          <table:table-cell office:value-type="string" calcext:value-type="string">
            <text:p><text:s/>Os balões com nomes de ruas ainda piscam um pouco em lugares diferentes da tela quando estou em movimento, atrapalhando a atenção na estrada. Está com propaganda demais nos semáforos. E o recurso novo de falar ok Waze não funciona. Esta versão me obrigou a apagar o cache e dados do app para funcionar. </text:p>
          </table:table-cell>
        </table:table-row>
        <table:table-row table:style-name="ro1">
          <table:table-cell office:value-type="string" calcext:value-type="string">
            <text:p><text:s/>Precisa urgente melhorar a precisão do GPS pois já entramos em uma rua e ele continua na rua anterior, isso é grave antigamente não era assim, fora que diversas vezes fica sem conexão. Tem que melhorar! </text:p>
          </table:table-cell>
        </table:table-row>
        <table:table-row table:style-name="ro1">
          <table:table-cell office:value-type="string" calcext:value-type="string">
            <text:p><text:s/>Muito bom, tem alguns bugs, como ficar fechando sozinho, é uma pena que não funcione apenas com o GPS, fazendo download de rotas e tal, e poderiam adicionar GNV às opções de combustíveis, nos postos que houver essa opção, mas são sugestões o app é ótimo. </text:p>
          </table:table-cell>
        </table:table-row>
        <table:table-row table:style-name="ro1">
          <table:table-cell office:value-type="string" calcext:value-type="string">
            <text:p><text:s/>Continua bom , oq ainda falta é poder incluir mais de duas rotas , pois só duas fica difícil poderia melhorar isso né!? Dar mais opções de rotas por mais de duas ruas aí sim eu trabalho com entregas iria ficar mega feliz ! Atualizações e nada de melhorar pra por mais de duas ruas ao mesmo tempo </text:p>
          </table:table-cell>
        </table:table-row>
        <table:table-row table:style-name="ro1">
          <table:table-cell office:value-type="string" calcext:value-type="string">
            <text:p><text:s/>Hj em dia perdeu qualidade. Não localiza sinal de rede/GPS, mesmo com Wi-Fi ou 4G ligadinhos em pleno funcionamento. Já reinstalei umas duas vezes e não resolve. Lamentável</text:p>
          </table:table-cell>
        </table:table-row>
        <table:table-row table:style-name="ro1">
          <table:table-cell office:value-type="string" calcext:value-type="string">
            <text:p><text:s/>Cada atualização que entra fica cada vez pior. Preciso fazer curso com vcs. Somente vcs conseguem piorar as coisas a cada atualização... Cadê a opção de rota curta ou mais rápida? A informação de estar entrando em uma área de risco? </text:p>
          </table:table-cell>
        </table:table-row>
        <table:table-row table:style-name="ro1">
          <table:table-cell office:value-type="string" calcext:value-type="string">
            <text:p><text:s/>Ótimo app, apenas gostaria de salientar que não acho interessante o aplicativo disponibilizar a possibilidade de informar a existência de viaturas policiais no percurso, isso facilita o trânsito de criminosos e vai contra a segurança pública. </text:p>
          </table:table-cell>
        </table:table-row>
        <table:table-row table:style-name="ro1">
          <table:table-cell office:value-type="string" calcext:value-type="string">
            <text:p><text:s/>Pra ficar excelente faltou ter a função sobrevoar a rota como no GPS pra quem faz uso de forma mais profissional assim como eu possamos visualizar a rota como um todo antes da partida para estarmos preparados e assim junto com o app driblarmos as dificuldades do percurso. </text:p>
          </table:table-cell>
        </table:table-row>
        <table:table-row table:style-name="ro1">
          <table:table-cell office:value-type="string" calcext:value-type="string">
            <text:p><text:s/>Em tempo real sei o que aconteceu na minha frente, aplicativos maravilhosos e faz com que eu chegue super rápido no lugares indica acidentes. E o melhor de tudo: é editado por usuários também. </text:p>
          </table:table-cell>
        </table:table-row>
        <table:table-row table:style-name="ro1">
          <table:table-cell office:value-type="string" calcext:value-type="string">
            <text:p><text:s/>Muito bom pra navegar e chegar nos locais, banco dados com informações de trânsito precisas, mas falta mais segurança pra saber indentificar áreas de riscos, seria bom uma parceria com algum app que tenha esse tipo de banco de dados. </text:p>
          </table:table-cell>
        </table:table-row>
        <table:table-row table:style-name="ro1">
          <table:table-cell office:value-type="string" calcext:value-type="string">
            <text:p><text:s/>É bom. Mas como uso para viagens. Quando cai o sinal de internet, acaba o Waze. Também falta ter mais opções de rotas, a rota que eu vim já não está disponível para voltar. Aparece outras mais longas. </text:p>
          </table:table-cell>
        </table:table-row>
        <table:table-row table:style-name="ro1">
          <table:table-cell office:value-type="string" calcext:value-type="string">
            <text:p><text:s/>PRECISA MELHORAR, AINDA TEM PROBLEMAS, TRAVA E Ñ ABRE, SEUS CAMINHOS SEMPRE MAIORES DO QUE PRECISA SER, SP É DINÂMICA E Ñ PODE PERDER TEMPO GASTANDO COMB. DESNECESSÁRIO... NOTA 3 </text:p>
          </table:table-cell>
        </table:table-row>
        <table:table-row table:style-name="ro1">
          <table:table-cell office:value-type="string" calcext:value-type="string">
            <text:p><text:s/>Aplicativo ok. Acho muito ruim quando vc recebe uma localização e o aplicativo pede 3 confirmações para poder começar a rodar. E demora muito pra carregar a navegação. Isso atrapalha muito na experiência do usuário. Quando recebo uma localização compartilhada e pressiono pra IR AGORA, desejo ir logo. Não esperar várias telas até a navegação. </text:p>
          </table:table-cell>
        </table:table-row>
        <table:table-row table:style-name="ro1">
          <table:table-cell office:value-type="string" calcext:value-type="string">
            <text:p><text:s/>Depois da última atualização,vcs tiraram a voz da Alessandra (Brasil) e colocaram um português...nada contra, mas porque não incluir mais vozes ao invés de substituir? #voltaalessandra </text:p>
          </table:table-cell>
        </table:table-row>
        <table:table-row table:style-name="ro1">
          <table:table-cell office:value-type="string" calcext:value-type="string">
            <text:p><text:s/>No modo paisagem se você recalcula a rota ou clica no botão Centralizar a rua que está seguindo fica centralizada e não levemente à direita no mapa, escondendo a rota que precisa seguir atrás do painel de informações. </text:p>
          </table:table-cell>
        </table:table-row>
        <table:table-row table:style-name="ro1">
          <table:table-cell office:value-type="string" calcext:value-type="string">
            <text:p><text:s/>Dps da atualização o app fecha sozinho e fica travando toda hora, trabalho com mobilidade urbana e antes Waze era melhor sem dúvida, agora só estou usando o maps. </text:p>
          </table:table-cell>
        </table:table-row>
        <table:table-row table:style-name="ro1">
          <table:table-cell office:value-type="string" calcext:value-type="string">
            <text:p><text:s/>Desvia do trânsito, mas as vezes sugere caminhos idiotas só para monitorar vias pouco usadas. A navegação para lugares desconhecidos é muito inferior ao Google Maps. É uma ferramenta útil para quem trabalha com o carro. </text:p>
          </table:table-cell>
        </table:table-row>
        <table:table-row table:style-name="ro1">
          <table:table-cell office:value-type="string" calcext:value-type="string">
            <text:p><text:s/>Rotas muito longas e as vezes sem necessidade de retorno, quando não fica procurando rede mesmo com a internet em pleno funcionamento! Falta a opção de baixar o mapa para uso offline. </text:p>
          </table:table-cell>
        </table:table-row>
        <table:table-row table:style-name="ro1">
          <table:table-cell office:value-type="string" calcext:value-type="string">
            <text:p><text:s/>Muito bom é maravilhosos aqui em São Paulo capital no interior tem que da uma melhorada hoje tem Rua quer não é mão dupla hoje é contra mão nas cidade muda muito ô trânsito é você não acompanhar está mudança no tempo Real </text:p>
          </table:table-cell>
        </table:table-row>
        <table:table-row table:style-name="ro1">
          <table:table-cell office:value-type="string" calcext:value-type="string">
            <text:p><text:s/>Esse aplicativo mudou a minha vida em relação aos meus itinerários. Se antes eu "desbravava", hoje eu tenho uma visão geral de quais caminhos poderei seguir. <text:s/>Entretanto, acho que a função que avisa a presença de policiais deveria ser excluída, pois favorece às pessoas que estão com CNH com problemas, sequestradores, ladrões etc. Se VOCÊ se ofendeu com esse comentário, é porque, ou é ou apoia esses marginais sociais. Ao público do bem, o primordial é poder chegar ao destino de forma segura e rápida. </text:p>
          </table:table-cell>
        </table:table-row>
        <table:table-row table:style-name="ro1">
          <table:table-cell office:value-type="string" calcext:value-type="string">
            <text:p><text:s/>O aplicativo fecha sozinho, demora a reconhecer quando já mudei de rua, faz os caminhos mais longos, balões atrapalham a clareza que precisamos para identificar o local, pontuação não atualiza, muitos erros técnicos. </text:p>
          </table:table-cell>
        </table:table-row>
        <table:table-row table:style-name="ro1">
          <table:table-cell office:value-type="string" calcext:value-type="string">
            <text:p><text:s/>O que falta seria destinguir carro de caminhão e ônibus pois a velocidade das via é diferente...eu trabalho com ônibus e tem lugar que o Waze manda eu entrar mas não cabe...vê isso pra nois </text:p>
          </table:table-cell>
        </table:table-row>
        <table:table-row table:style-name="ro1">
          <table:table-cell office:value-type="string" calcext:value-type="string">
            <text:p><text:s/>Prefiro a versao anterior.E essas informaçoes que aparecem em cima do 🚙 ,justamente na hora que vc precisa olhar pra ver se esta perto pra virar a proxima rua aparece o balãozinho. E cade a opçao de rota curta????Ficou ruim nem uma 🌟 </text:p>
          </table:table-cell>
        </table:table-row>
        <table:table-row table:style-name="ro1">
          <table:table-cell office:value-type="string" calcext:value-type="string">
            <text:p><text:s/>O aplicativo era Ótimo e completo, eu dava nota Dez mas o aplicativo está começando a dar erros e fica ruim para o condutor assim não dá e não é a internet ele está dando uns atrasos nas localização. </text:p>
          </table:table-cell>
        </table:table-row>
        <table:table-row table:style-name="ro1">
          <table:table-cell office:value-type="string" calcext:value-type="string">
            <text:p><text:s/>Desde última atualização o waze parou de funcionar, fica informando que está sem sinal gps e meu 4g funcionando normal. Me deixou na mão varias vezes. </text:p>
          </table:table-cell>
        </table:table-row>
        <table:table-row table:style-name="ro1">
          <table:table-cell office:value-type="string" calcext:value-type="string">
            <text:p><text:s/>Muito bom! Mostra radares e acidentes precisos, só que ultimamente utilizando para ir a alguns locais não foi preciso fez rota totalmente diferente, e algumas vezes mostra um pouco confuso para entrar em determinadas ruas </text:p>
          </table:table-cell>
        </table:table-row>
        <table:table-row table:style-name="ro1">
          <table:table-cell office:value-type="string" calcext:value-type="string">
            <text:p><text:s/>Nessa atualização ficou muito ruim para quem usa o celular deitado como eu . Quando tem um alerta de radar e tem alguma curva para a esquerda não dá para ver o trajeto no mapa . </text:p>
          </table:table-cell>
        </table:table-row>
        <table:table-row table:style-name="ro1">
          <table:table-cell office:value-type="string" calcext:value-type="string">
            <text:p><text:s/>Muito bom aplicativo de GPS para o trânsito. Ultimamente tenho notado que está abrindo sozinho, no celular. Sempre que destravo o aparelho, vejo que ele já está rodando em 2° plano. </text:p>
          </table:table-cell>
        </table:table-row>
        <table:table-row table:style-name="ro1">
          <table:table-cell office:value-type="string" calcext:value-type="string">
            <text:p><text:s/>Excelente até agora. Vi que alguns reclamam de funções que são do aparelho e não do aplicativo. Quando eu usava Moto G4, dava sem sinal de satélite e errava localização. Comprei o Moto G5 plus, ficou tudo perfeito e bateria é de baixo consumo com GPS. Uso horas todo o dia. </text:p>
          </table:table-cell>
        </table:table-row>
        <table:table-row table:style-name="ro1">
          <table:table-cell office:value-type="string" calcext:value-type="string">
            <text:p><text:s/>Excelente aplicativo, mas não funciona o sistema de voz, o que facilitaria a navegação e reportar algum problema na estrada, ter que fazer manualmente prejudica em muito o aplicativo. Deveriam consertar isso. </text:p>
          </table:table-cell>
        </table:table-row>
        <table:table-row table:style-name="ro1">
          <table:table-cell office:value-type="string" calcext:value-type="string">
            <text:p><text:s/>Boa noite... <text:s/>Tinha uma conta no Waze estava logado uns 3 anos mudei de aparelho não consegui recuperar a conta... Estava bem avançado estava chegando no último nível... Vocês poderiam me ajudar a recuperar essa conta ???? </text:p>
          </table:table-cell>
        </table:table-row>
        <table:table-row table:style-name="ro1">
          <table:table-cell office:value-type="string" calcext:value-type="string">
            <text:p><text:s/>Com a troca do meu aparelho percebi que o problema era com ele e não com o waze. Infelizmente a Motorola perdeu qualidade no seu produto. Com o meu atual aparelho o funcionamento está perfeito </text:p>
          </table:table-cell>
        </table:table-row>
        <table:table-row table:style-name="ro1">
          <table:table-cell office:value-type="string" calcext:value-type="string">
            <text:p><text:s/>Não há opção de rota mais curta, só leva em consideração o engarrafamento e as vezes pra fugir dele a outra rota é muito longa, com isso a melhor rota está sendo a maior. É um absurdo subir uma serra por 3km pra um retorno uma vez que seu destino está a sua frente. E muitas vezes só descobrimos isso após fazer o caminho já que não conhecemos o lugar. Pq nem todo mundo usa pra sair do engarrafamento,muitos usam pra saber o caminho. Então essa resposta de " vc é o motorista e pode fazer sua rota" chega ser malcriada em algumas situações. </text:p>
          </table:table-cell>
        </table:table-row>
        <table:table-row table:style-name="ro1">
          <table:table-cell office:value-type="string" calcext:value-type="string">
            <text:p><text:s/>A opção para alterar o tipo de rota(curta ou rápida) foi retirada? Pois dirijo apenas na madrugada, onde não tem trânsito e a rota mais rápida não está sendo a mais rápida... Está dando muita volta sem necessidade... Precisa corrigir isso o mais rápido possível... </text:p>
          </table:table-cell>
        </table:table-row>
        <table:table-row table:style-name="ro1">
          <table:table-cell office:value-type="string" calcext:value-type="string">
            <text:p><text:s/>Sem dúvida <text:s/>é o aplicativo do século! Hoje considero que o uso do waze é indispensável <text:s/>e temos qualidade de vida já que não perdemos tanto tempo no trânsito. </text:p>
          </table:table-cell>
        </table:table-row>
        <table:table-row table:style-name="ro1">
          <table:table-cell office:value-type="string" calcext:value-type="string">
            <text:p><text:s/>O aplicativo é bom,na Europa tem GPS pra motorista de caminhão que avisam sobre passarelas (altura),ruas pequenas e horários assim ficaria melhor ainda </text:p>
          </table:table-cell>
        </table:table-row>
        <table:table-row table:style-name="ro1">
          <table:table-cell office:value-type="string" calcext:value-type="string">
            <text:p><text:s/>Ótima ferramenta de <text:s/>localização </text:p>
          </table:table-cell>
        </table:table-row>
        <table:table-row table:style-name="ro1">
          <table:table-cell office:value-type="string" calcext:value-type="string">
            <text:p><text:s/>Já foi muito bom. Porém hoje em dia quando clicamos pra saber onde tem blitz... Ele diz que tá sem o sinal do GPS enquanto não melhorar isso minha opinião sempre vai ser a mesma </text:p>
          </table:table-cell>
        </table:table-row>
        <table:table-row table:style-name="ro1">
          <table:table-cell office:value-type="string" calcext:value-type="string">
            <text:p><text:s/>Waze tem hora que ele falha muito ele é um aplicativo de GPS muito bom para ser usado mas tem hora que ele falha muito ele demora de reiniciar ele fica sem rede direto a gente que trabalha no aplicativo de motorista muitos estão fazendo reclamação estão deixando de usar o Waze para usar o Maps ele demora demais para reiniciar para ele localizar tá demorando muito ver se vocês conseguem dar uma melhorada nele </text:p>
          </table:table-cell>
        </table:table-row>
        <table:table-row table:style-name="ro1">
          <table:table-cell office:value-type="string" calcext:value-type="string">
            <text:p><text:s/>Útil em escolher trajeto mais rápido. Às vezes fica lento. Às vezes desliga-se sem aviso. Algumas sinalizações se sobrepõem às esquinas e nomes no mapa em uso, impedindo boa visualização do local da próxima conversão de trânsito. </text:p>
          </table:table-cell>
        </table:table-row>
        <table:table-row table:style-name="ro1">
          <table:table-cell office:value-type="string" calcext:value-type="string">
            <text:p><text:s/>Parabéns, conseguiram deixar pior o que já não estava bom. Se superaram. Deixei de usar. Não avisa sobre área de risco, carrega eternamente. Se perder o sinal GPS leva uma eternidade pra reiniciar, desliga por conta própria... Está impraticável. Ruim, péssimo, horrível, horroroso. </text:p>
          </table:table-cell>
        </table:table-row>
        <table:table-row table:style-name="ro1">
          <table:table-cell office:value-type="string" calcext:value-type="string">
            <text:p><text:s/>Essa nova atualização <text:s/>não <text:s/>está <text:s/>boa. Sou Motorista <text:s/>da Uber é antes <text:s/>quando clicava <text:s/>ele ja ia direto <text:s/>pra rota agora fica <text:s/>aparecendo <text:s/>muita coisa antes de ir pra rota e com isso perdemos muito tempo. <text:s/>Pode concerta <text:s/>isso? Obrigado. </text:p>
          </table:table-cell>
        </table:table-row>
        <table:table-row table:style-name="ro1">
          <table:table-cell office:value-type="string" calcext:value-type="string">
            <text:p><text:s/>Apesar de ter várias outras funções boa como avisos de radares, blitz e acender os faróis, ele peca no principal que é o caminho, faz dá muitas voltas sem sentido algum, estou desinstalando, prefiro o Google Maps </text:p>
          </table:table-cell>
        </table:table-row>
        <table:table-row table:style-name="ro1">
          <table:table-cell office:value-type="string" calcext:value-type="string">
            <text:p><text:s/>Útil, porém não consigo dar alertas, pois dá erro dizendo que meu GPS não está ativo e sem conexão. Porém estou conectada em ambos, e as vezes até no wifi e da o mesmo erro.... </text:p>
          </table:table-cell>
        </table:table-row>
        <table:table-row table:style-name="ro1">
          <table:table-cell office:value-type="string" calcext:value-type="string">
            <text:p><text:s/>O waze tem dois problemas. Primeiro, gasta imensos dados móveis porque precisa sempre de internet para o mapa. Devia permitir fazer download do mapa e só gastar dados nas informações de trânsito. Segundo, a qualidade dos mapas deixa muito a desejar. Às vezes não encontra locais que outros GPS conseguem identificar facilmente. </text:p>
          </table:table-cell>
        </table:table-row>
        <table:table-row table:style-name="ro1">
          <table:table-cell office:value-type="string" calcext:value-type="string">
            <text:p><text:s/>Estou satisfeito com as rotas e opções. <text:s/>Contudo, eventualmente dá uma travada no aplicativo, e nos momentos em que você está perdido e justamente precisando de seu funcionamento pleno. Deveria ter uma forma de enviar avisos, por exemplo, de carro enguiçado, sem precisar teclar. Só com sistema de voz. </text:p>
          </table:table-cell>
        </table:table-row>
        <table:table-row table:style-name="ro1">
          <table:table-cell office:value-type="string" calcext:value-type="string">
            <text:p><text:s/>O app é bom. Poderia ter a opção para caminhão e ônibus, pois nem sempre esses veículos maiores conseguem trafegar por vias mais estreitas. </text:p>
          </table:table-cell>
        </table:table-row>
        <table:table-row table:style-name="ro1">
          <table:table-cell office:value-type="string" calcext:value-type="string">
            <text:p><text:s/>Podia ser melhor atualizado ! Tem erros no sentido do trânsito no Rio de Janeiro em certos pontos! E indicar áreas de risco ! Amigos foram induzidos a entrar na Vila Kennedy como trajeto de passagem! Quase morrerem! É preciso indicar área de risco e o nome da comunidade ! </text:p>
          </table:table-cell>
        </table:table-row>
        <table:table-row table:style-name="ro1">
          <table:table-cell office:value-type="string" calcext:value-type="string">
            <text:p><text:s/>Tem momentos que ele some! Faz um caminho longo! Leva agente pra outra rota! Totalmente fora das rodovias! Poderia ser mais exato! <text:s/>Pra locais próximos, até que dá! </text:p>
          </table:table-cell>
        </table:table-row>
        <table:table-row table:style-name="ro1">
          <table:table-cell office:value-type="string" calcext:value-type="string">
            <text:p><text:s/>Muito bom, a prova que não é preciso pagar fortunas para ter um gps fiável prático, simples de utilizar! Parabéns a todos os que contribuem. Só falta mesmo uma voz portuguesa feminina... </text:p>
          </table:table-cell>
        </table:table-row>
        <table:table-row table:style-name="ro1">
          <table:table-cell office:value-type="string" calcext:value-type="string">
            <text:p><text:s/>Muito bom o aplicativo, porém, ja rodei só hoje mais de 200km e mesmo assim o aplicativo ainda diz que preciso andar mais de 160km... Eu quero atualizar os preços dos postos de combustíveis mais não consigo só por causa disso... </text:p>
          </table:table-cell>
        </table:table-row>
        <table:table-row table:style-name="ro1">
          <table:table-cell office:value-type="string" calcext:value-type="string">
            <text:p><text:s/>As vezes escolhe rotas muito mais longas para economizar alguns poucos minutos que no meio do trajeto o trânsito pode mudar e se tornar mais longo e demorado. Mas no geral me ajuda bastante e eu uso o bom senso na escolha da opção de trajeto. </text:p>
          </table:table-cell>
        </table:table-row>
        <table:table-row table:style-name="ro1">
          <table:table-cell office:value-type="string" calcext:value-type="string">
            <text:p><text:s/>A mudança de trajeto Confundi. Já fui 4 vezes em um determinado lugar e todas as vezes com trajetos diferentes, assim não consigo aprender o melhor percurso. Mas gostei do programa. </text:p>
          </table:table-cell>
        </table:table-row>
        <table:table-row table:style-name="ro1">
          <table:table-cell office:value-type="string" calcext:value-type="string">
            <text:p><text:s/>Beberrão demais. Não sei o que aconteceu nas últimas atualizações mas tem gastado o dobro de bateria num mesmo trajeto. Espero que corrijam o problema, senão fica inviável utilizar este serviço, o que seria uma pena! </text:p>
          </table:table-cell>
        </table:table-row>
        <table:table-row table:style-name="ro1">
          <table:table-cell office:value-type="string" calcext:value-type="string">
            <text:p><text:s/>O app em si eh bom, mas duas vezes meu aparelho foi desligado por causa do super aquecimento causado pelo app... Oh pessoal do Waze deveria estar atento a isso. Vou desinstalar. </text:p>
          </table:table-cell>
        </table:table-row>
        <table:table-row table:style-name="ro1">
          <table:table-cell office:value-type="string" calcext:value-type="string">
            <text:p><text:s/>O aplicativo é bom, mas de vez em quando ele desliga sozinho sem eu dar nenhum comando, precisam corrigir isso. Poderiam criar a opção de cadastrarmos as lombadas assim como fazemos com os radares fixos. </text:p>
          </table:table-cell>
        </table:table-row>
        <table:table-row table:style-name="ro1">
          <table:table-cell office:value-type="string" calcext:value-type="string">
            <text:p><text:s/>Ultima atualizaçao ficou ruim, usava para uber mas agora demorademais para carregar o destino estou usando o google ate arrumarem </text:p>
          </table:table-cell>
        </table:table-row>
        <table:table-row table:style-name="ro1">
          <table:table-cell office:value-type="string" calcext:value-type="string">
            <text:p><text:s/>Só deveria rever os sinais de GPS e rede q fica pedindo direto, enquanto os outros aplicativos funcionam normalmente <text:s/>....o restante tudo ok </text:p>
          </table:table-cell>
        </table:table-row>
        <table:table-row table:style-name="ro1">
          <table:table-cell office:value-type="string" calcext:value-type="string">
            <text:p><text:s/>Aplicativo cada vez melhor sensacional. Deveria ter informações sobre lugares perigosos como favelas e ou vias... para que possamos sair dessas vias. </text:p>
          </table:table-cell>
        </table:table-row>
        <table:table-row table:style-name="ro1">
          <table:table-cell office:value-type="string" calcext:value-type="string">
            <text:p><text:s/>Já foi melhor hj está passando caminhos mais longos mesmo qdo não há trânsito. Seria bom atualizar <text:s/>e ser mais rápido. </text:p>
          </table:table-cell>
        </table:table-row>
        <table:table-row table:style-name="ro1">
          <table:table-cell office:value-type="string" calcext:value-type="string">
            <text:p><text:s/>Para mim e ótimo de mais #curto bastante só que um detalhe que as vezes estamos parados e ele acha que estamos andando daí pede pra colocar como passageiro </text:p>
          </table:table-cell>
        </table:table-row>
        <table:table-row table:style-name="ro1">
          <table:table-cell office:value-type="string" calcext:value-type="string">
            <text:p><text:s/>Aplicativo maravilhoso! não é pesado internet pode estar até fraca, porém mesmo assim ele ainda continua funcionando </text:p>
          </table:table-cell>
        </table:table-row>
        <table:table-row table:style-name="ro1">
          <table:table-cell office:value-type="string" calcext:value-type="string">
            <text:p><text:s/>Depois da última atualização ficou muito ruim demora pra atualizar o carrinho na tela sou uber e perdi duas corridas por causa desse erro </text:p>
          </table:table-cell>
        </table:table-row>
        <table:table-row table:style-name="ro1">
          <table:table-cell office:value-type="string" calcext:value-type="string">
            <text:p><text:s/>Deppis desta última atualização <text:s/>está com o trajeto atrasado, aliás muito atrasado, <text:s/>você entra na rua e ele ainda está a uma quadra atrás pensando </text:p>
          </table:table-cell>
        </table:table-row>
        <table:table-row table:style-name="ro1">
          <table:table-cell office:value-type="string" calcext:value-type="string">
            <text:p><text:s/>Sem comentários já me agradou muito hj só da dor de cabeça e gastos vive sem sinal </text:p>
          </table:table-cell>
        </table:table-row>
        <table:table-row table:style-name="ro1">
          <table:table-cell office:value-type="string" calcext:value-type="string">
            <text:p><text:s/>Dentro da cidade funciona muito bem. Porém a dependência da conexão com Internet deixa a desejar em trajetos rodoviários </text:p>
          </table:table-cell>
        </table:table-row>
        <table:table-row table:style-name="ro1">
          <table:table-cell office:value-type="string" calcext:value-type="string">
            <text:p><text:s/>Quando vc. Mas precisa dele ele te deixa na mão,diz sem sinal de internet, que é <text:s/>uma mentira, isso é um desastre, horrível não recomendo <text:s/>!!! </text:p>
          </table:table-cell>
        </table:table-row>
        <table:table-row table:style-name="ro1">
          <table:table-cell office:value-type="string" calcext:value-type="string">
            <text:p><text:s/>Ótimo. Mas cuidado rotas que indique menos tempo de trajeto, distância a mais pode te fazer se arrepender em ter aceitado. </text:p>
          </table:table-cell>
        </table:table-row>
        <table:table-row table:style-name="ro1">
          <table:table-cell office:value-type="string" calcext:value-type="string">
            <text:p><text:s/>Por enquanto está bom só falta pra caminhão mostrar as restriçoes tem lugar que os caminhões não pode passar daí vai ficar o melhor GPS </text:p>
          </table:table-cell>
        </table:table-row>
        <table:table-row table:style-name="ro1">
          <table:table-cell office:value-type="string" calcext:value-type="string">
            <text:p><text:s/>Lotou de propaganda agora hein! Ainda assim é o Melhor GPS, mas podia maneirar nas propagandas! </text:p>
          </table:table-cell>
        </table:table-row>
        <table:table-row table:style-name="ro1">
          <table:table-cell office:value-type="string" calcext:value-type="string">
            <text:p><text:s/>Deveria permitir ditar as regras para o percurso mais rápido, pois as vezes pais rapido não é o mais econômico. Tão pouco a diferença de tempo não justifica o percurso mais rápido. </text:p>
          </table:table-cell>
        </table:table-row>
        <table:table-row table:style-name="ro1">
          <table:table-cell office:value-type="string" calcext:value-type="string">
            <text:p><text:s/>Muito útil para informações de trânsito é boa ajudar a chegar no local certo na hora certa. </text:p>
          </table:table-cell>
        </table:table-row>
        <table:table-row table:style-name="ro1">
          <table:table-cell office:value-type="string" calcext:value-type="string">
            <text:p><text:s/>No início foi muito bom rodava até um longo caminho offline mas depois das últimas ficou ruim demais perdendo sinal sempre não calcula rota mais eh uma pena que nem respondem mais </text:p>
          </table:table-cell>
        </table:table-row>
        <table:table-row table:style-name="ro1">
          <table:table-cell office:value-type="string" calcext:value-type="string">
            <text:p><text:s/>É bom mas pra mim tanto no Android como no IOS tem um delay da sua posição física quanto a mostrada no aplicativo isso em ruas muito próximas torna impossível de usar. Se tiver alguma coisa que possa fazer para melhorar aguardo resposta. </text:p>
          </table:table-cell>
        </table:table-row>
        <table:table-row table:style-name="ro1">
          <table:table-cell office:value-type="string" calcext:value-type="string">
            <text:p><text:s/>Com a última atualização o App esta apresentando um delay muito grande na posição. Problema que não existia nas versões passada. </text:p>
          </table:table-cell>
        </table:table-row>
        <table:table-row table:style-name="ro1">
          <table:table-cell office:value-type="string" calcext:value-type="string">
            <text:p><text:s/>Faz você dar muita volta enorme <text:s/>dizendo que reduz o tempo. Mas não é verdade. Bom pra quem não conhece nada da cidade. Você até chega sem se perder mas sobe ladeiras enormes vai para o caminho mais longo mas chega lá.. </text:p>
          </table:table-cell>
        </table:table-row>
        <table:table-row table:style-name="ro1">
          <table:table-cell office:value-type="string" calcext:value-type="string">
            <text:p><text:s/>Deveria permitir baixar o trajeto e navegar off-line. As mensagens, quando off-line deveriam vir : informações de à 1h,exemplo e sempre que houver Internet o trajeto seria atualizado e as informações. Assim seria mais seguro utilizar em zonas sem telefonia </text:p>
          </table:table-cell>
        </table:table-row>
        <table:table-row table:style-name="ro1">
          <table:table-cell office:value-type="string" calcext:value-type="string">
            <text:p><text:s/>Muito bom mesmo, mas acho que se tivesse um histórico das destinos percorridos ajudaria muito. Talvez até já tem, mas não consegui achar. Fora esse desejo particular do histórico, pra mim é ótimo. RECOMENTO A TODOS ! </text:p>
          </table:table-cell>
        </table:table-row>
        <table:table-row table:style-name="ro1">
          <table:table-cell office:value-type="string" calcext:value-type="string">
            <text:p><text:s/>Ótimo programa. Até agora achei muito bom. Só não dou 5 estrelas porque deixou a desejar faltando a opção de adicionar diversas paradas e otimizar o caminho. <text:s/>Olha a dica desenvolvedores! <text:s/>Até o Google Maps já tem a opção de adicionar várias paradas e organizá-las. </text:p>
          </table:table-cell>
        </table:table-row>
        <table:table-row table:style-name="ro1">
          <table:table-cell office:value-type="string" calcext:value-type="string">
            <text:p><text:s/>Os balões com nomes de ruas ainda piscam um pouco em lugares diferentes da tela quando estou em movimento, atrapalhando a atenção na estrada. Está com propaganda demais nos semáforos. E o recurso novo de falar ok Waze não funciona. Esta versão me obrigou a apagar o cache e dados do app para funcionar. </text:p>
          </table:table-cell>
        </table:table-row>
        <table:table-row table:style-name="ro1">
          <table:table-cell office:value-type="string" calcext:value-type="string">
            <text:p><text:s/>Precisa urgente melhorar a precisão do GPS pois já entramos em uma rua e ele continua na rua anterior, isso é grave antigamente não era assim, fora que diversas vezes fica sem conexão. Tem que melhorar! </text:p>
          </table:table-cell>
        </table:table-row>
        <table:table-row table:style-name="ro1">
          <table:table-cell office:value-type="string" calcext:value-type="string">
            <text:p><text:s/>Muito bom, tem alguns bugs, como ficar fechando sozinho, é uma pena que não funcione apenas com o GPS, fazendo download de rotas e tal, e poderiam adicionar GNV às opções de combustíveis, nos postos que houver essa opção, mas são sugestões o app é ótimo. </text:p>
          </table:table-cell>
        </table:table-row>
        <table:table-row table:style-name="ro1">
          <table:table-cell office:value-type="string" calcext:value-type="string">
            <text:p><text:s/>Continua bom , oq ainda falta é poder incluir mais de duas rotas , pois só duas fica difícil poderia melhorar isso né!? Dar mais opções de rotas por mais de duas ruas aí sim eu trabalho com entregas iria ficar mega feliz ! Atualizações e nada de melhorar pra por mais de duas ruas ao mesmo tempo </text:p>
          </table:table-cell>
        </table:table-row>
        <table:table-row table:style-name="ro1">
          <table:table-cell office:value-type="string" calcext:value-type="string">
            <text:p><text:s/>Hj em dia perdeu qualidade. Não localiza sinal de rede/GPS, mesmo com Wi-Fi ou 4G ligadinhos em pleno funcionamento. Já reinstalei umas duas vezes e não resolve. Lamentável 😞 </text:p>
          </table:table-cell>
        </table:table-row>
        <table:table-row table:style-name="ro1">
          <table:table-cell office:value-type="string" calcext:value-type="string">
            <text:p><text:s/>Cada atualização que entra fica cada vez pior. Preciso fazer curso com vcs. Somente vcs conseguem piorar as coisas a cada atualização... Cadê a opção de rota curta ou mais rápida? A informação de estar entrando em uma área de risco? </text:p>
          </table:table-cell>
        </table:table-row>
        <table:table-row table:style-name="ro1">
          <table:table-cell office:value-type="string" calcext:value-type="string">
            <text:p><text:s/>Ótimo app, apenas gostaria de salientar que não acho interessante o aplicativo disponibilizar a possibilidade de informar a existência de viaturas policiais no percurso, isso facilita o trânsito de criminosos e vai contra a segurança pública. </text:p>
          </table:table-cell>
        </table:table-row>
        <table:table-row table:style-name="ro1">
          <table:table-cell office:value-type="string" calcext:value-type="string">
            <text:p><text:s/>Pra ficar excelente faltou ter a função sobrevoar a rota como no GPS pra quem faz uso de forma mais profissional assim como eu possamos visualizar a rota como um todo antes da partida para estarmos preparados e assim junto com o app driblarmos as dificuldades do percurso. </text:p>
          </table:table-cell>
        </table:table-row>
        <table:table-row table:style-name="ro1">
          <table:table-cell office:value-type="string" calcext:value-type="string">
            <text:p><text:s/>A opção para alterar o tipo de rota(curta ou rápida) foi retirada? Pois dirijo apenas na madrugada, onde não tem trânsito e a rota mais rápida não está sendo a mais rápida... Está dando muita volta sem necessidade... Precisa corrigir isso o mais rápido possível... </text:p>
          </table:table-cell>
        </table:table-row>
        <table:table-row table:style-name="ro1">
          <table:table-cell office:value-type="string" calcext:value-type="string">
            <text:p><text:s/>Em tempo real sei o que aconteceu na minha frente, aplicativos maravilhosos e faz com que eu chegue super rápido no lugares indica acidentes. E o melhor de tudo: é editado por usuários também. </text:p>
          </table:table-cell>
        </table:table-row>
        <table:table-row table:style-name="ro1">
          <table:table-cell office:value-type="string" calcext:value-type="string">
            <text:p><text:s/>Muito bom pra navegar e chegar nos locais, banco dados com informações de trânsito precisas, mas falta mais segurança pra saber indentificar áreas de riscos, seria bom uma parceria com algum app que tenha esse tipo de banco de dados. </text:p>
          </table:table-cell>
        </table:table-row>
        <table:table-row table:style-name="ro1">
          <table:table-cell office:value-type="string" calcext:value-type="string">
            <text:p><text:s/>É bom. Mas como uso para viagens. Quando cai o sinal de internet, acaba o Waze. Também falta ter mais opções de rotas, a rota que eu vim já não está disponível para voltar. Aparece outras mais longas. </text:p>
          </table:table-cell>
        </table:table-row>
        <table:table-row table:style-name="ro1">
          <table:table-cell office:value-type="string" calcext:value-type="string">
            <text:p><text:s/>PRECISA MELHORAR, AINDA TEM PROBLEMAS, TRAVA E Ñ ABRE, SEUS CAMINHOS SEMPRE MAIORES DO QUE PRECISA SER, SP É DINÂMICA E Ñ PODE PERDER TEMPO GASTANDO COMB. DESNECESSÁRIO... NOTA 3 </text:p>
          </table:table-cell>
        </table:table-row>
        <table:table-row table:style-name="ro1">
          <table:table-cell office:value-type="string" calcext:value-type="string">
            <text:p><text:s/>Aplicativo ok. Acho muito ruim quando vc recebe uma localização e o aplicativo pede 3 confirmações para poder começar a rodar. E demora muito pra carregar a navegação. Isso atrapalha muito na experiência do usuário. Quando recebo uma localização compartilhada e pressiono pra IR AGORA, desejo ir logo. Não esperar várias telas até a navegação. </text:p>
          </table:table-cell>
        </table:table-row>
        <table:table-row table:style-name="ro1">
          <table:table-cell office:value-type="string" calcext:value-type="string">
            <text:p><text:s/>Depois da última atualização,vcs tiraram a voz da Alessandra (Brasil) e colocaram um português...nada contra, mas porque não incluir mais vozes ao invés de substituir? #voltaalessandra </text:p>
          </table:table-cell>
        </table:table-row>
        <table:table-row table:style-name="ro1">
          <table:table-cell office:value-type="string" calcext:value-type="string">
            <text:p><text:s/>No modo paisagem se você recalcula a rota ou clica no botão Centralizar a rua que está seguindo fica centralizada e não levemente à direita no mapa, escondendo a rota que precisa seguir atrás do painel de informações. </text:p>
          </table:table-cell>
        </table:table-row>
        <table:table-row table:style-name="ro1">
          <table:table-cell office:value-type="string" calcext:value-type="string">
            <text:p><text:s/>Dps da atualização o app fecha sozinho e fica travando toda hora, trabalho com mobilidade urbana e antes Waze era melhor sem dúvida, agora só estou usando o maps. </text:p>
          </table:table-cell>
        </table:table-row>
        <table:table-row table:style-name="ro1">
          <table:table-cell office:value-type="string" calcext:value-type="string">
            <text:p><text:s/>Muito bom, só faltou ter mudança de voz ou se tem ainda não sei, mais o App é leve fácil de usar gostei. </text:p>
          </table:table-cell>
        </table:table-row>
        <table:table-row table:style-name="ro1">
          <table:table-cell office:value-type="string" calcext:value-type="string">
            <text:p><text:s/>Ótimo, até então não conheço nenhum melhor do este. Mim leva em qualquer lugar sem erro algum, este não merece somente 5 estrelas, merece 10 estrelas </text:p>
          </table:table-cell>
        </table:table-row>
        <table:table-row table:style-name="ro1">
          <table:table-cell office:value-type="string" calcext:value-type="string">
            <text:p><text:s/>Aplicativo em constante aperfeiçoamento. Já é o melhor. Os desenvolvedores estão de parabéns! Uso ele todos os dias e ainda me surpreendo com ele. Muito bom! Nego tem que intender que rota mais rápida não necessariamente é a mais curta.. Ficam falando mal do APP </text:p>
          </table:table-cell>
        </table:table-row>
        <table:table-row table:style-name="ro1">
          <table:table-cell office:value-type="string" calcext:value-type="string">
            <text:p><text:s/>E bom! <text:s/>e muito bom de mais eu tem uma observação a fazer moro em Alcobaça Bahia e vou a Porto Seguro só que em vez dele me dá a rota Alcobaça Prado Itamaraju ele me dá a rota Teixeira de Freitas sendo 150 km de mais longe recomendo a todos </text:p>
          </table:table-cell>
        </table:table-row>
        <table:table-row table:style-name="ro1">
          <table:table-cell office:value-type="string" calcext:value-type="string">
            <text:p><text:s/>Muito bom, tem alguns bugs, como ficar fechando sozinho, é uma pena que não funcione apenas com o GPS, fazendo download de rotas e tal, e poderiam adicionar GNV às opções de combustíveis, nos postos que houver essa opção, mas são sugestões o app é ótimo. </text:p>
          </table:table-cell>
        </table:table-row>
        <table:table-row table:style-name="ro1">
          <table:table-cell office:value-type="string" calcext:value-type="string">
            <text:p><text:s/>Adoro o Waze, me ajuda bastante a traçar as melhores rotas. Aqui em BH estamos passando por um período chuvoso e parar o carro em qualquer lugar pode ser sinônimo de stress com os alagamentos. A prefeitura tem mapeadas as áreas de risco, por favor incorporem essa informação no aplicativo. </text:p>
          </table:table-cell>
        </table:table-row>
        <table:table-row table:style-name="ro1">
          <table:table-cell office:value-type="string" calcext:value-type="string">
            <text:p><text:s/>Muito bom pra navegar e chegar nos locais, banco dados com informações de trânsito precisas, mas falta mais segurança pra saber indentificar áreas de riscos, seria bom uma parceria com algum app que tenha esse tipo de banco de dados. </text:p>
          </table:table-cell>
        </table:table-row>
        <table:table-row table:style-name="ro1">
          <table:table-cell office:value-type="string" calcext:value-type="string">
            <text:p><text:s/>É bom. Mas como uso para viagens. Quando cai o sinal de internet, acaba o Waze. Também falta ter mais opções de rotas, a rota que eu vim já não está disponível para voltar. Aparece outras mais longas. </text:p>
          </table:table-cell>
        </table:table-row>
        <table:table-row table:style-name="ro1">
          <table:table-cell office:value-type="string" calcext:value-type="string">
            <text:p><text:s/>Depois da última atualização,vcs tiraram a voz da Alessandra (Brasil) e colocaram um português...nada contra, mas porque não incluir mais vozes ao invés de substituir? #voltaalessandra </text:p>
          </table:table-cell>
        </table:table-row>
        <table:table-row table:style-name="ro1">
          <table:table-cell office:value-type="string" calcext:value-type="string">
            <text:p><text:s/>O App é ótimo, tem ótima interação, funciona como um jogo mas é um GPS. Único ponto negativo, é que não deveria avisar onde tem blitz, onde tem polícia. Quem tem medo de polícia é bandido, se avisar, os bandidos evitam a polícia e continuam na rua, fator surpresa deve valer pra todos. Por isso não leva 5 estrelas. </text:p>
          </table:table-cell>
        </table:table-row>
        <table:table-row table:style-name="ro1">
          <table:table-cell office:value-type="string" calcext:value-type="string">
            <text:p><text:s/>Uso muito! <text:s/>Algumas vezes demora um pouco para carregar ou fica confuso e não sabe o que indicar, <text:s/>mas funciona em 90% dos casos. </text:p>
          </table:table-cell>
        </table:table-row>
        <table:table-row table:style-name="ro1">
          <table:table-cell office:value-type="string" calcext:value-type="string">
            <text:p><text:s/>Desde última atualização o waze parou de funcionar, fica informando que está sem sinal gps e meu 4g funcionando normal. Me deixou na mão varias vezes. </text:p>
          </table:table-cell>
        </table:table-row>
        <table:table-row table:style-name="ro1">
          <table:table-cell office:value-type="string" calcext:value-type="string">
            <text:p><text:s/>Muito bom, mas poderia ter uma opção de leiaute que exibisse o mapa no para-brisa, como fazem outros app (como o Hudway Go por exemplo) </text:p>
          </table:table-cell>
        </table:table-row>
        <table:table-row table:style-name="ro1">
          <table:table-cell office:value-type="string" calcext:value-type="string">
            <text:p><text:s/>Esse aplicativo mudou a minha vida em relação aos meus itinerários. Se antes eu "desbravava", hoje eu tenho uma visão geral de quais caminhos poderei seguir. <text:s/>Entretanto, acho que a função que avisa a presença de policiais deveria ser excluída, pois favorece às pessoas que estão com CNH com problemas, sequestradores, ladrões etc. Se VOCÊ se ofendeu com esse comentário, é porque, ou é ou apoia esses marginais sociais. Ao público do bem, o primordial é poder chegar ao destino de forma segura e rápida. </text:p>
          </table:table-cell>
        </table:table-row>
        <table:table-row table:style-name="ro1">
          <table:table-cell office:value-type="string" calcext:value-type="string">
            <text:p><text:s/>Sempre acertando meus caminhos, só não pode ter uma favela porque ele ADORA passear nelas, coisa de turista mesmo </text:p>
          </table:table-cell>
        </table:table-row>
        <table:table-row table:style-name="ro1">
          <table:table-cell office:value-type="string" calcext:value-type="string">
            <text:p><text:s/>Com a troca do meu aparelho percebi que o problema era com ele e não com o waze. Infelizmente a Motorola perdeu qualidade no seu produto. Com o meu atual aparelho o funcionamento está perfeito </text:p>
          </table:table-cell>
        </table:table-row>
        <table:table-row table:style-name="ro1">
          <table:table-cell office:value-type="string" calcext:value-type="string">
            <text:p><text:s/>Muito bom, só faltou ter mudança de voz ou se tem ainda não sei, mais o App é leve fácil de usar gostei. </text:p>
          </table:table-cell>
        </table:table-row>
        <table:table-row table:style-name="ro1">
          <table:table-cell office:value-type="string" calcext:value-type="string">
            <text:p><text:s/>Ótimo, até então não conheço nenhum melhor do este. Mim leva em qualquer lugar sem erro algum, este não merece somente 5 estrelas, merece 10 estrelas </text:p>
          </table:table-cell>
        </table:table-row>
        <table:table-row table:style-name="ro1">
          <table:table-cell office:value-type="string" calcext:value-type="string">
            <text:p><text:s/>Excelente aplicativo, mas não funciona o sistema de voz, o que facilitaria a navegação e reportar algum problema na estrada, ter que fazer manualmente prejudica em muito o aplicativo. Deveriam consertar isso. </text:p>
          </table:table-cell>
        </table:table-row>
        <table:table-row table:style-name="ro1">
          <table:table-cell office:value-type="string" calcext:value-type="string">
            <text:p><text:s/>Muito bom. Mas fazem uns dez meses que trava direto no meu zenfone 2. Toda vez tenho que forçar parada. Portanto, tenho preferido o Google maps. </text:p>
          </table:table-cell>
        </table:table-row>
        <table:table-row table:style-name="ro1">
          <table:table-cell office:value-type="string" calcext:value-type="string">
            <text:p><text:s/>Melhor que o Google Maps, pelas seguintes razões, interface simples, vários tipos de alerta por meio de voz e aviso de excesso de velocidade. Muito bom mesmo. </text:p>
          </table:table-cell>
        </table:table-row>
        <table:table-row table:style-name="ro1">
          <table:table-cell office:value-type="string" calcext:value-type="string">
            <text:p><text:s/>Muito bom gostei só não dou mais🌠porque as vezes ele trava ou então demora pra carregar </text:p>
          </table:table-cell>
        </table:table-row>
        <table:table-row table:style-name="ro1">
          <table:table-cell office:value-type="string" calcext:value-type="string">
            <text:p><text:s/>Sem dúvida <text:s/>é o aplicativo do século! Hoje considero que o uso do waze é indispensável <text:s/>e temos qualidade de vida já que não perdemos tanto tempo no trânsito. </text:p>
          </table:table-cell>
        </table:table-row>
        <table:table-row table:style-name="ro1">
          <table:table-cell office:value-type="string" calcext:value-type="string">
            <text:p><text:s/>Não há opção de rota mais curta, só leva em consideração o engarrafamento e as vezes pra fugir dele a outra rota é muito longa, com isso a melhor rota está sendo a maior. É um absurdo subir uma serra por 3km pra um retorno uma vez que seu destino está a sua frente. E muitas vezes só descobrimos isso após fazer o caminho já que não conhecemos o lugar. Pq nem todo mundo usa pra sair do engarrafamento,muitos usam pra saber o caminho. Então essa resposta de " vc é o motorista e pode fazer sua rota" chega ser malcriada em algumas situações. </text:p>
          </table:table-cell>
        </table:table-row>
        <table:table-row table:style-name="ro1">
          <table:table-cell office:value-type="string" calcext:value-type="string">
            <text:p><text:s/>Excelente aplicativo, o melhor GPS de todos que já usei, rotas precisas, nunca me deixou na mão e nunca me jogou em lugares errados não tenho do que reclamar </text:p>
          </table:table-cell>
        </table:table-row>
        <table:table-row table:style-name="ro1">
          <table:table-cell office:value-type="string" calcext:value-type="string">
            <text:p><text:s/>Nessa atualização ficou muito ruim para quem usa o celular deitado como eu . Quando tem um alerta de radar e tem alguma curva para a esquerda não dá para ver o trajeto no mapa . </text:p>
          </table:table-cell>
        </table:table-row>
        <table:table-row table:style-name="ro1">
          <table:table-cell office:value-type="string" calcext:value-type="string">
            <text:p><text:s/>Muito bom aplicativo de GPS para o trânsito. Ultimamente tenho notado que está abrindo sozinho, no celular. Sempre que destravo o aparelho, vejo que ele já está rodando em 2° plano. </text:p>
          </table:table-cell>
        </table:table-row>
        <table:table-row table:style-name="ro1">
          <table:table-cell office:value-type="string" calcext:value-type="string">
            <text:p><text:s/>Coloquem opção de montar etinerarios com diversos pontos de parada é a melhor rota com passagens nos pontos ia ser perfeito para profissionais! </text:p>
          </table:table-cell>
        </table:table-row>
        <table:table-row table:style-name="ro1">
          <table:table-cell office:value-type="string" calcext:value-type="string">
            <text:p><text:s/>Muito bom, achei que ficou bom depois da última atualização, mas o ainda perde muito o sinal do GPS, por favor arrumem isso, moto G4 play.,.... obrigado </text:p>
          </table:table-cell>
        </table:table-row>
        <table:table-row table:style-name="ro1">
          <table:table-cell office:value-type="string" calcext:value-type="string">
            <text:p><text:s/>O aplicativo é bom,na Europa tem GPS pra motorista de caminhão que avisam sobre passarelas (altura),ruas pequenas e horários assim ficaria melhor ainda </text:p>
          </table:table-cell>
        </table:table-row>
        <table:table-row table:style-name="ro1">
          <table:table-cell office:value-type="string" calcext:value-type="string">
            <text:p><text:s/>O aplicativo fecha sozinho, demora a reconhecer quando já mudei de rua, faz os caminhos mais longos, balões atrapalham a clareza que precisamos para identificar o local, pontuação não atualiza, muitos erros técnicos. </text:p>
          </table:table-cell>
        </table:table-row>
        <table:table-row table:style-name="ro1">
          <table:table-cell office:value-type="string" calcext:value-type="string">
            <text:p><text:s/>Bom, mas precisa ser editado e atualizado, algumas ruas na contra mão! Travando muito durante o trajeto, ta deixando na mão! </text:p>
          </table:table-cell>
        </table:table-row>
        <table:table-row table:style-name="ro1">
          <table:table-cell office:value-type="string" calcext:value-type="string">
            <text:p><text:s/>Muito bom este APP parabéns, poderia ter a função de rotas para caminhões para evitar q faça algum desvio e difícil acesso como subidas, etc.... </text:p>
          </table:table-cell>
        </table:table-row>
        <table:table-row table:style-name="ro1">
          <table:table-cell office:value-type="string" calcext:value-type="string">
            <text:p><text:s/>Parabéns Waze! Excelente!... Ótima navegação! Nesta última atualização não estou encontrando as opções de escolha de <text:s/>" rota mais curta/rota mais rápida" Abraços! Obrigado. </text:p>
          </table:table-cell>
        </table:table-row>
        <table:table-row table:style-name="ro1">
          <table:table-cell office:value-type="string" calcext:value-type="string">
            <text:p><text:s/>Está com atraso nas informações sobre minha localização, ou seja após ter passado pela rua, fisicamente, no app ainda vou passear por ela, dando um atraso de mais de 200m. </text:p>
          </table:table-cell>
        </table:table-row>
        <table:table-row table:style-name="ro1">
          <table:table-cell office:value-type="string" calcext:value-type="string">
            <text:p><text:s/>Poderia ter antecipação de faixa, quando estamos em via rápida como a marginal o app só mostra manter a direção. So que não mostra a faixa. Como no Google maps </text:p>
          </table:table-cell>
        </table:table-row>
        <table:table-row table:style-name="ro1">
          <table:table-cell office:value-type="string" calcext:value-type="string">
            <text:p><text:s/>APP excelente, só não dou cinco estrelas por que não funciona bem off-line como no here drive. </text:p>
          </table:table-cell>
        </table:table-row>
        <table:table-row table:style-name="ro1">
          <table:table-cell office:value-type="string" calcext:value-type="string">
            <text:p><text:s/>Pra quem está perdido em lugar ou mesmo em outra cidade grande este GPS é nota 10. </text:p>
          </table:table-cell>
        </table:table-row>
        <table:table-row table:style-name="ro1">
          <table:table-cell office:value-type="string" calcext:value-type="string">
            <text:p><text:s/>Muito bom mas tem perdido a rede e tem dado erro de até cerca de 50 metros...Além de tudo tem fechado sozinho... </text:p>
          </table:table-cell>
        </table:table-row>
        <table:table-row table:style-name="ro1">
          <table:table-cell office:value-type="string" calcext:value-type="string">
            <text:p><text:s/>Última atualização do aplicativo quando utilizado o celular deitado o nome da rua fica na frente da rota impossibilitando de olhar a próxima manobra </text:p>
          </table:table-cell>
        </table:table-row>
        <table:table-row table:style-name="ro1">
          <table:table-cell office:value-type="string" calcext:value-type="string">
            <text:p><text:s/>As propagandas que as vezes aparece <text:s/>atrapalha na visão do trajeto, tendo que fechar manualmente, pois não fecha sozinho, mapa offline as vezes não funciona corretamente. </text:p>
          </table:table-cell>
        </table:table-row>
        <table:table-row table:style-name="ro1">
          <table:table-cell office:value-type="string" calcext:value-type="string">
            <text:p><text:s/>No geral e muito bom e o melhor GPS de trânsito que já experimentei só precisa melhorar busca de endereço igual ou melhor do Google e ter oposição <text:s/>de alarme sonoro de velocidade que ajudaria muito outra sujestao para que seja viável utilizá-lo em viajem longa e que não perca o mapa quando da rede Internet. </text:p>
          </table:table-cell>
        </table:table-row>
        <table:table-row table:style-name="ro1">
          <table:table-cell office:value-type="string" calcext:value-type="string">
            <text:p><text:s/>Olha o Waze pra min e bom mas .... Tem um porém como sou caminhoneiro eu gostaria se estivesse uma opção ...para caminhão... porque tem muitas ruas q eles manda subir e entra q o caminhão não entra aí causa o maior transtorno se pudesse dar uma atenção prós nos caminhoneiro nos da rodagem agradeceria obrigado </text:p>
          </table:table-cell>
        </table:table-row>
        <table:table-row table:style-name="ro1">
          <table:table-cell office:value-type="string" calcext:value-type="string">
            <text:p><text:s/>Suspendi o uso depois da última utilização. A "tarja preta" indicativa das próximas conversões está terrível! Incomoda bastante na visualização do mapa. Favor revejam este erro. Já fui na configurações mas não vi isso de retirá-la. Por enquanto vou de Google Maps </text:p>
          </table:table-cell>
        </table:table-row>
        <table:table-row table:style-name="ro1">
          <table:table-cell office:value-type="string" calcext:value-type="string">
            <text:p><text:s/>É um bom aplicativo, porém consome muita bateria e pacote de dados. Nas últimas atualizações a "placa de indicações" (parte preta que informa as conversões) fica na frente do trajeto do mapa, o que acaba atrapalhando. Pelo menos com o celular deitado acontece isso. </text:p>
          </table:table-cell>
        </table:table-row>
        <table:table-row table:style-name="ro1">
          <table:table-cell office:value-type="string" calcext:value-type="string">
            <text:p><text:s/>E bom! <text:s/>e muito bom de mais eu tem uma observação a fazer moro em Alcobaça Bahia e vou a Porto Seguro só que em vez dele me dá a rota Alcobaça Prado Itamaraju ele me dá a rota Teixeira de Freitas sendo 150 km de mais longe recomendo a todos </text:p>
          </table:table-cell>
        </table:table-row>
        <table:table-row table:style-name="ro1">
          <table:table-cell office:value-type="string" calcext:value-type="string">
            <text:p><text:s/>Creio que tenha que melhorar Mais, sou motorista de Uber! <text:s/>E assim como nos avisa de buracos , carros parados na via e até de policiamento. Poderia nos avisar ,quando estamos próximos de comunidades. Porém será uma segurança para todos não só motoristas da Uber! Aguardo retorno. </text:p>
          </table:table-cell>
        </table:table-row>
        <table:table-row table:style-name="ro1">
          <table:table-cell office:value-type="string" calcext:value-type="string">
            <text:p><text:s/>Excelente até agora. Vi que alguns reclamam de funções que são do aparelho e não do aplicativo. Quando eu usava Moto G4, dava sem sinal de satélite e errava localização. Comprei o Moto G5 plus, ficou tudo perfeito e bateria é de baixo consumo com GPS. Uso horas todo o dia. </text:p>
          </table:table-cell>
        </table:table-row>
        <table:table-row table:style-name="ro1">
          <table:table-cell office:value-type="string" calcext:value-type="string">
            <text:p><text:s/>Continua bom , oq ainda falta é poder incluir mais de duas rotas , pois só duas fica difícil poderia melhorar isso né!? Dar mais opções de rotas por mais de duas ruas aí sim eu trabalho com entregas iria ficar mega feliz ! Atualizações e nada de melhorar pra por mais de duas ruas ao mesmo tempo </text:p>
          </table:table-cell>
        </table:table-row>
        <table:table-row table:style-name="ro1">
          <table:table-cell office:value-type="string" calcext:value-type="string">
            <text:p><text:s/>Os balões com nomes de ruas ainda piscam um pouco em lugares diferentes da tela quando estou em movimento, atrapalhando a atenção na estrada. Está com propaganda demais nos semáforos. E o recurso novo de falar ok Waze não funciona. Esta versão me obrigou a apagar o cache e dados do app para funcionar. </text:p>
          </table:table-cell>
        </table:table-row>
        <table:table-row table:style-name="ro1">
          <table:table-cell office:value-type="string" calcext:value-type="string">
            <text:p><text:s/>O app é muito bom. Como sugestão eu acho que o app poderia,assim que aberto, perguntar se o condutor está de carro de passeio ou caminhão. Utilizo muito o Waze só que as vezes me joga em rotas que é proibido caminhão. Mas é um excelente app. </text:p>
          </table:table-cell>
        </table:table-row>
        <table:table-row table:style-name="ro1">
          <table:table-cell office:value-type="string" calcext:value-type="string">
            <text:p><text:s/>O Waze é ótimo, mas tem um defeito. Quando se perde o sinal de internet, mesmo após se reestabelecer, ele não conecta, é preciso reiniciar o aplicativo. Tb não é possível postar ocorrências no trajeto. O software deveria gravar a ocorrência e quando voltasse o sinal, ele atualizasse. </text:p>
          </table:table-cell>
        </table:table-row>
        <table:table-row table:style-name="ro1">
          <table:table-cell office:value-type="string" calcext:value-type="string">
            <text:p><text:s/>Na minha opinião ele demora para mostrar a direção, e tb faz da muitas voltas no caso de erros de trajetos, ex: ele n pede para retornar de imediato fazendo com quer vamos apenas para frente ao invés de voltarmos... </text:p>
          </table:table-cell>
        </table:table-row>
        <table:table-row table:style-name="ro1">
          <table:table-cell office:value-type="string" calcext:value-type="string">
            <text:p><text:s/>Precisa urgente melhorar a precisão do GPS pois já entramos em uma rua e ele continua na rua anterior, isso é grave antigamente não era assim, fora que diversas vezes fica sem conexão. Tem que melhorar! </text:p>
          </table:table-cell>
        </table:table-row>
        <table:table-row table:style-name="ro1">
          <table:table-cell office:value-type="string" calcext:value-type="string">
            <text:p><text:s/>Hj em dia perdeu qualidade. Não localiza sinal de rede/GPS, mesmo com Wi-Fi ou 4G ligadinhos em pleno funcionamento. Já reinstalei umas duas vezes e não resolve. Lamentável 😞 </text:p>
          </table:table-cell>
        </table:table-row>
        <table:table-row table:style-name="ro1">
          <table:table-cell office:value-type="string" calcext:value-type="string">
            <text:p><text:s/>Depois da última atualização ficou uma porcaria Tiraram a opção <text:s/>rota curta ou por mais Rápida. Waze agora está apenas para rotas curtas assim levando para lugares e ruas sem condições de trafegar. </text:p>
          </table:table-cell>
        </table:table-row>
        <table:table-row table:style-name="ro1">
          <table:table-cell office:value-type="string" calcext:value-type="string">
            <text:p><text:s/>Pra ficar excelente faltou ter a função sobrevoar a rota como no GPS pra quem faz uso de forma mais profissional assim como eu possamos visualizar a rota como um todo antes da partida para estarmos preparados e assim junto com o app driblarmos as dificuldades do percurso. </text:p>
          </table:table-cell>
        </table:table-row>
        <table:table-row table:style-name="ro1">
          <table:table-cell office:value-type="string" calcext:value-type="string">
            <text:p><text:s/>O app está cada vez melhor! Ótimas rotas e acho a opção de adicionar uma parada simplesmente fantástico. Algo que os apps de corridas como Uber, <text:s/>Cabify e 99 deveriam urgentemente adicionar em seus apps também. </text:p>
          </table:table-cell>
        </table:table-row>
        <table:table-row table:style-name="ro1">
          <table:table-cell office:value-type="string" calcext:value-type="string">
            <text:p><text:s/>O melhor de todos ! Ganharia 10 estrelas se funcionasse de forma off-line! E deveria ter á opção de escolha de rota mais curta, rápida ou otimizada. </text:p>
          </table:table-cell>
        </table:table-row>
        <table:table-row table:style-name="ro1">
          <table:table-cell office:value-type="string" calcext:value-type="string">
            <text:p><text:s/>É bom. Mas como uso para viagens. Quando cai o sinal de internet, acaba o Waze. Também falta ter mais opções de rotas, a rota que eu vim já não está disponível para voltar. Aparece outras mais longas. </text:p>
          </table:table-cell>
        </table:table-row>
        <table:table-row table:style-name="ro1">
          <table:table-cell office:value-type="string" calcext:value-type="string">
            <text:p><text:s/>Deveria permitir baixar o trajeto e navegar off-line. As mensagens, quando off-line deveriam vir : informações de à 1h,exemplo e sempre que houver Internet o trajeto seria atualizado e as informações. Assim seria mais seguro utilizar em zonas sem telefonia </text:p>
          </table:table-cell>
        </table:table-row>
        <table:table-row table:style-name="ro1">
          <table:table-cell office:value-type="string" calcext:value-type="string">
            <text:p><text:s/>App muito Bom, porém é preciso ter cuidado, pois ele pode definir traçados por ruas ou zonas perigosas. Isso já aconteceu comigo em Florianópolis e foi bem assustador. </text:p>
          </table:table-cell>
        </table:table-row>
        <table:table-row table:style-name="ro1">
          <table:table-cell office:value-type="string" calcext:value-type="string">
            <text:p><text:s/>Depois da última utilização ficou uma bosta ruim mesmo de tão ruim.estou usando uma outra vista que o Google maps que pelo menos não fica saindo fora de sinal resumindo tá um lixo </text:p>
          </table:table-cell>
        </table:table-row>
        <table:table-row table:style-name="ro1">
          <table:table-cell office:value-type="string" calcext:value-type="string">
            <text:p><text:s/>Como sugestão de melhoria, a APP <text:s/>devia possibilitar a criação de pastas nos favoritos, de forma a guardar localizações por categoria. A título de exemplo, a criação de uma pasta "Restaurantes" onde seria possível guardar nessa mesma pasta as localizações de restaurantes de interesse. </text:p>
          </table:table-cell>
        </table:table-row>
        <table:table-row table:style-name="ro1">
          <table:table-cell office:value-type="string" calcext:value-type="string">
            <text:p><text:s/>Dps da atualização o app fecha sozinho e fica travando toda hora, trabalho com mobilidade urbana e antes Waze era melhor sem dúvida, agora só estou usando o maps. </text:p>
          </table:table-cell>
        </table:table-row>
        <table:table-row table:style-name="ro1">
          <table:table-cell office:value-type="string" calcext:value-type="string">
            <text:p><text:s/>Top, grande ajuda no campo de trabalho <text:s/>só deveriam colocar uma opção tipo. Agenda,onde cadastraria ou carregariamos um arquivo com endereços e automaticamente lançaria na tela na ordem de proximidades e tracaria a rota. </text:p>
          </table:table-cell>
        </table:table-row>
        <table:table-row table:style-name="ro1">
          <table:table-cell office:value-type="string" calcext:value-type="string">
            <text:p><text:s/>Desvia do trânsito, mas as vezes sugere caminhos idiotas só para monitorar vias pouco usadas. A navegação para lugares desconhecidos é muito inferior ao Google Maps. É uma ferramenta útil para quem trabalha com o carro. </text:p>
          </table:table-cell>
        </table:table-row>
        <table:table-row table:style-name="ro1">
          <table:table-cell office:value-type="string" calcext:value-type="string">
            <text:p><text:s/>No modo paisagem se você recalcula a rota ou clica no botão Centralizar a rua que está seguindo fica centralizada e não levemente à direita no mapa, escondendo a rota que precisa seguir atrás do painel de informações. </text:p>
          </table:table-cell>
        </table:table-row>
        <table:table-row table:style-name="ro1">
          <table:table-cell office:value-type="string" calcext:value-type="string">
            <text:p><text:s/>O aplicativo ajuda bastante, mas tem alguns bugs. Na última vez que utilizei alternava a rota sem razão aparente, mesmo quando você está seguindo a navegação do aplicativo! </text:p>
          </table:table-cell>
        </table:table-row>
        <table:table-row table:style-name="ro1">
          <table:table-cell office:value-type="string" calcext:value-type="string">
            <text:p><text:s/>Horrível em conectividade e encontrar sua localização atual, as vezes é preciso ficar parados espera do ele traçar a rota e não traça, só depois de minutos com você andando sem destino </text:p>
          </table:table-cell>
        </table:table-row>
        <table:table-row table:style-name="ro1">
          <table:table-cell office:value-type="string" calcext:value-type="string">
            <text:p><text:s/>Só tenho a elogiar parabéns à equipe Waze mais fica a dica trabalho com caminhão e deveria ter a opção de trajeto com caminhão pós fica mandando pelas vias principais e caminhão não pode trazitar em sertas via </text:p>
          </table:table-cell>
        </table:table-row>
        <table:table-row table:style-name="ro1">
          <table:table-cell office:value-type="string" calcext:value-type="string">
            <text:p><text:s/>Geralmente os aplicativos são atualizados para favorecer os usuários essa última atualização tirou a opção de escolher o trajeto com menor quilometragem somos obrigados a utilizar o trajeto que o waze. Apenas explique qual a vantagem disso ??? </text:p>
          </table:table-cell>
        </table:table-row>
        <table:table-row table:style-name="ro1">
          <table:table-cell office:value-type="string" calcext:value-type="string">
            <text:p><text:s/>Ótimo app, apenas gostaria de salientar que não acho interessante o aplicativo disponibilizar a possibilidade de informar a existência de viaturas policiais no percurso, isso facilita o trânsito de criminosos e vai contra a segurança pública. </text:p>
          </table:table-cell>
        </table:table-row>
        <table:table-row table:style-name="ro1">
          <table:table-cell office:value-type="string" calcext:value-type="string">
            <text:p><text:s/>Não sei se já são muitos usuários, mas a impressão que tenho é que o Waze só está me servindo para endereços que não conheço, pq para fugir do trânsito, está ó 👎. </text:p>
          </table:table-cell>
        </table:table-row>
        <table:table-row table:style-name="ro1">
          <table:table-cell office:value-type="string" calcext:value-type="string">
            <text:p><text:s/>O aplicativo era Ótimo e completo, eu dava nota Dez mas o aplicativo está começando a dar erros e fica ruim para o condutor assim não dá e não é a internet ele está dando uns atrasos nas localização. </text:p>
          </table:table-cell>
        </table:table-row>
        <table:table-row table:style-name="ro1">
          <table:table-cell office:value-type="string" calcext:value-type="string">
            <text:p><text:s/>Muito bom pra navegar e chegar nos locais, banco dados com informações de trânsito precisas, mas falta mais segurança pra saber indentificar áreas de riscos, seria bom uma parceria com algum app que tenha esse tipo de banco de dados. </text:p>
          </table:table-cell>
        </table:table-row>
        <table:table-row table:style-name="ro1">
          <table:table-cell office:value-type="string" calcext:value-type="string">
            <text:p><text:s/>É bom, mas insiste em direcionar caminhos muito movimentados e com muitas quebradas, não simplifica o caminho. Um lugar que é só ir reto e virar para esquerda ou direita, ele vai por dentro de ruas e faz virar muitas vezes, dar muitas voltas. </text:p>
          </table:table-cell>
        </table:table-row>
        <table:table-row table:style-name="ro1">
          <table:table-cell office:value-type="string" calcext:value-type="string">
            <text:p><text:s/>Pessoal do suporte devem arrumar o app fica saindo sozinho da tela depois de iniciado o trageto fica dando localização de GPS tá travando no começo quando comecei a usar não travava, Ficam mechendo no app pra melhorar só tá piorando por favor corrigem isso. </text:p>
          </table:table-cell>
        </table:table-row>
        <table:table-row table:style-name="ro1">
          <table:table-cell office:value-type="string" calcext:value-type="string">
            <text:p><text:s/>Muito bom! Mostra radares e acidentes precisos, só que ultimamente utilizando para ir a alguns locais não foi preciso fez rota totalmente diferente, e algumas vezes mostra um pouco confuso para entrar em determinadas ruas </text:p>
          </table:table-cell>
        </table:table-row>
        <table:table-row table:style-name="ro1">
          <table:table-cell office:value-type="string" calcext:value-type="string">
            <text:p><text:s/>Desde última atualização o waze parou de funcionar, fica informando que está sem sinal gps e meu 4g funcionando normal. Me deixou na mão varias vezes. </text:p>
          </table:table-cell>
        </table:table-row>
        <table:table-row table:style-name="ro1">
          <table:table-cell office:value-type="string" calcext:value-type="string">
            <text:p><text:s/>Atenção Devops: App está acabando com a bateria do celular em 1h msm utilizando carregador veicular! Por favor corrigir o mais breve possível! <text:s/>Celular Galaxy A7 Samsung. </text:p>
          </table:table-cell>
        </table:table-row>
        <table:table-row table:style-name="ro1">
          <table:table-cell office:value-type="string" calcext:value-type="string">
            <text:p><text:s/>Aplicativo com vários problemas, toda vez que você fecha o aplicativo ele perde toda configuração inclusive os dados de usuário. Pra poder acessar os meus dados e meu perfil tive que desinstalar e instalar novamente. Espero que resolvam esse problema porque afinal de contas não fui a única que teve esse problema. </text:p>
          </table:table-cell>
        </table:table-row>
        <table:table-row table:style-name="ro1">
          <table:table-cell office:value-type="string" calcext:value-type="string">
            <text:p><text:s/>Toda vez que clico para mudar o idioma, ele nunca muda. Ele reseta e volta para o inglês. Não fica português BR. E o mapa não atualiza, fica sempre preto, mesmo depois que fiz o procedimento para sincronizar com minha localização. Nem parece que esse app é o mesmo que eu vi nas imagens. Sinceramente não sei como resolver. </text:p>
          </table:table-cell>
        </table:table-row>
        <table:table-row table:style-name="ro1">
          <table:table-cell office:value-type="string" calcext:value-type="string">
            <text:p><text:s/>No modo Paisagem está com problemas depois da última atualização. Toda vez que ele recalcula a rota, a seta indicadora centraliza. E fica tudo atrás das janelas. Não da pra ver. O Suporte próprio do novo Ford Ka é pra deixar o celular deitado. Então está prejudicando bastante. </text:p>
          </table:table-cell>
        </table:table-row>
        <table:table-row table:style-name="ro1">
          <table:table-cell office:value-type="string" calcext:value-type="string">
            <text:p><text:s/>Seria uma boa incluir a opção de HUD (Heads Up Display) diretamente no app. <text:s/>No meu Zenfone Selfie já uso a assistente de voz do Google para ativar o Bluetooth, abrir o Waze e demais funções do aparelho, mantendo o foco no trânsito. Habilitando a opção de HUD, a segurança dos usuários do Waze aumentará consideravelmente. Seria possível implementarem essa função? </text:p>
          </table:table-cell>
        </table:table-row>
        <table:table-row table:style-name="ro1">
          <table:table-cell office:value-type="string" calcext:value-type="string">
            <text:p><text:s/>Aplicativo em constante aperfeiçoamento. Já é o melhor. Os desenvolvedores estão de parabéns! Uso ele todos os dias e ainda me surpreendo com ele. Muito bom! Nego tem que intender que rota mais rápida não necessariamente é a mais curta.. Ficam falando mal do APP </text:p>
          </table:table-cell>
        </table:table-row>
        <table:table-row table:style-name="ro1">
          <table:table-cell office:value-type="string" calcext:value-type="string">
            <text:p><text:s/>Ótimo programa. Até agora achei muito bom. Só não dou 5 estrelas porque deixou a desejar faltando a opção de adicionar diversas paradas e otimizar o caminho. <text:s/>Olha a dica desenvolvedores! <text:s/>Até o Google Maps já tem a opção de adicionar várias paradas e organizá-las. </text:p>
          </table:table-cell>
        </table:table-row>
        <table:table-row table:style-name="ro1">
          <table:table-cell office:value-type="string" calcext:value-type="string">
            <text:p><text:s/>Razoável, poderia ter 1) opção de navegar offline, 2) poderá ter opção pra informar os avisos offline e quando estivesse online aí sim atualizaria rotas e todos os aviso, pois no Brasil nem todo lugar tem rede pra si conectar. </text:p>
          </table:table-cell>
        </table:table-row>
        <table:table-row table:style-name="ro1">
          <table:table-cell office:value-type="string" calcext:value-type="string">
            <text:p><text:s/>App muito bom, mais as vezes o Google mapas te ajuda melhor, num trajeto em SP para o bairro Morumbi, o Waze me jogou dentro da favela Paraisópolis para cortar caminho,qndo vi já não tinha jeito de sair </text:p>
          </table:table-cell>
        </table:table-row>
        <table:table-row table:style-name="ro1">
          <table:table-cell office:value-type="string" calcext:value-type="string">
            <text:p><text:s/>Deveriam atualizar para veículos pesados tbm. Pois colocam muito a gente em centros urbanos proibido para esse tipo de veículo. Tbm em ruas por onde não tem condições de tráfego pesado. <text:s/>Séria ótimo, <text:s/>mesmo se fosse pago para esse tipo de veículo. </text:p>
          </table:table-cell>
        </table:table-row>
        <table:table-row table:style-name="ro1">
          <table:table-cell office:value-type="string" calcext:value-type="string">
            <text:p><text:s/>Muito bom mesmo, mas acho que se tivesse um histórico das destinos percorridos ajudaria muito. Talvez até já tem, mas não consegui achar. Fora esse desejo particular do histórico, pra mim é ótimo. RECOMENTO A TODOS ! </text:p>
          </table:table-cell>
        </table:table-row>
        <table:table-row table:style-name="ro1">
          <table:table-cell office:value-type="string" calcext:value-type="string">
            <text:p><text:s/>Precisa urgente colocar modo offline a Uber e a 99 está perdendo cliente todos os dia sem falar nesta tarja preta enorme que colocaram no aplicativo atrapalhando a visualização Das rotas, favor colocar nome de bairros no mapa seria bom pois assim saberíamos aonde estamos corretamente </text:p>
          </table:table-cell>
        </table:table-row>
        <table:table-row table:style-name="ro1">
          <table:table-cell office:value-type="string" calcext:value-type="string">
            <text:p><text:s/>A opção para alterar o tipo de rota(curta ou rápida) foi retirada? Pois dirijo apenas na madrugada, onde não tem trânsito e a rota mais rápida não está sendo a mais rápida... Está dando muita volta sem necessidade... Precisa corrigir isso o mais rápido possível... </text:p>
          </table:table-cell>
        </table:table-row>
        <table:table-row table:style-name="ro1">
          <table:table-cell office:value-type="string" calcext:value-type="string">
            <text:p><text:s/>Modo paisagem todo bugado! A rota e os avisos ficam em cima do mapa dificultando toda a visualização. E toda vez q o app sofre um update , bagunça toda a lista de favoritos, alterando a sua ordem. </text:p>
          </table:table-cell>
        </table:table-row>
        <table:table-row table:style-name="ro1">
          <table:table-cell office:value-type="string" calcext:value-type="string">
            <text:p><text:s/>Está melhor . Vou testar hoje a nova atualização para motociclistas. Mas tem que ter no sinalizador de alertas a opção areia na curva! Isso é muito importante para nós pilotos e óleo na pista muito comum aqui no Brasil. </text:p>
          </table:table-cell>
        </table:table-row>
        <table:table-row table:style-name="ro1">
          <table:table-cell office:value-type="string" calcext:value-type="string">
            <text:p><text:s/>Deveria permitir baixar o trajeto e navegar off-line. As mensagens, quando off-line deveriam vir : informações de à 1h,exemplo e sempre que houver Internet o trajeto seria atualizado e as informações. Assim seria mais seguro utilizar em zonas sem telefonia </text:p>
          </table:table-cell>
        </table:table-row>
        <table:table-row table:style-name="ro1">
          <table:table-cell office:value-type="string" calcext:value-type="string">
            <text:p><text:s/>Pra ficar excelente faltou ter a função sobrevoar a rota como no GPS pra quem faz uso de forma mais profissional assim como eu possamos visualizar a rota como um todo antes da partida para estarmos preparados e assim junto com o app driblarmos as dificuldades do percurso. </text:p>
          </table:table-cell>
        </table:table-row>
        <table:table-row table:style-name="ro1">
          <table:table-cell office:value-type="string" calcext:value-type="string">
            <text:p><text:s/>O Waze é ótimo, mas tem um defeito. Quando se perde o sinal de internet, mesmo após se reestabelecer, ele não conecta, é preciso reiniciar o aplicativo. Tb não é possível postar ocorrências no trajeto. O software deveria gravar a ocorrência e quando voltasse o sinal, ele atualizasse. </text:p>
          </table:table-cell>
        </table:table-row>
        <table:table-row table:style-name="ro1">
          <table:table-cell office:value-type="string" calcext:value-type="string">
            <text:p><text:s/>Desvia do trânsito, mas as vezes sugere caminhos idiotas só para monitorar vias pouco usadas. A navegação para lugares desconhecidos é muito inferior ao Google Maps. É uma ferramenta útil para quem trabalha com o carro. </text:p>
          </table:table-cell>
        </table:table-row>
        <table:table-row table:style-name="ro1">
          <table:table-cell office:value-type="string" calcext:value-type="string">
            <text:p><text:s/>Rotas muito longas e as vezes sem necessidade de retorno, quando não fica procurando rede mesmo com a internet em pleno funcionamento! Falta a opção de baixar o mapa para uso offline. </text:p>
          </table:table-cell>
        </table:table-row>
        <table:table-row table:style-name="ro1">
          <table:table-cell office:value-type="string" calcext:value-type="string">
            <text:p><text:s/>Em tempo real sei o que aconteceu na minha frente, aplicativos maravilhosos e faz com que eu chegue super rápido no lugares indica acidentes. E o melhor de tudo: é editado por usuários também. </text:p>
          </table:table-cell>
        </table:table-row>
        <table:table-row table:style-name="ro1">
          <table:table-cell office:value-type="string" calcext:value-type="string">
            <text:p><text:s/>Muito bom! Mostra radares e acidentes precisos, só que ultimamente utilizando para ir a alguns locais não foi preciso fez rota totalmente diferente, e algumas vezes mostra um pouco confuso para entrar em determinadas ruas </text:p>
          </table:table-cell>
        </table:table-row>
        <table:table-row table:style-name="ro1">
          <table:table-cell office:value-type="string" calcext:value-type="string">
            <text:p><text:s/>Na minha opinião ele demora para mostrar a direção, e tb faz da muitas voltas no caso de erros de trajetos, ex: ele n pede para retornar de imediato fazendo com quer vamos apenas para frente ao invés de voltarmos... </text:p>
          </table:table-cell>
        </table:table-row>
        <table:table-row table:style-name="ro1">
          <table:table-cell office:value-type="string" calcext:value-type="string">
            <text:p><text:s/>Muito bom mas para viagens quando não possui cobertura e paramos para abastecer e mexemos no celular para alguma coisa, perde a rota e não é possível recalcular novamente. Mas dentro da cidade é ótimo. </text:p>
          </table:table-cell>
        </table:table-row>
        <table:table-row table:style-name="ro1">
          <table:table-cell office:value-type="string" calcext:value-type="string">
            <text:p><text:s/>Às vezes traça uns caminhos em zigue-zague que me deixa muito puto. Sugestão: criar funcionalidade de traçar rotas evitando nóias e pedintes na cidade de São Paulo. </text:p>
          </table:table-cell>
        </table:table-row>
        <table:table-row table:style-name="ro1">
          <table:table-cell office:value-type="string" calcext:value-type="string">
            <text:p><text:s/>Às vezes não captura o sinal do gps e faz com que eu abra o maps...ocorre normalmente quando ligo e desligo o gps no celular visando economia de bateria. Mesmo fechando e abrindo o app, <text:s/>não captura o sinal do gps </text:p>
          </table:table-cell>
        </table:table-row>
        <table:table-row table:style-name="ro1">
          <table:table-cell office:value-type="string" calcext:value-type="string">
            <text:p><text:s/>Tá muito ruim já tem um tempo que não atualiza e desde ontem fica desligando quando reduz ou para o carro e as vezes também em movimento isso aqui em Belo Horizonte </text:p>
          </table:table-cell>
        </table:table-row>
        <table:table-row table:style-name="ro1">
          <table:table-cell office:value-type="string" calcext:value-type="string">
            <text:p><text:s/>No modo paisagem se você recalcula a rota ou clica no botão Centralizar a rua que está seguindo fica centralizada e não levemente à direita no mapa, escondendo a rota que precisa seguir atrás do painel de informações. </text:p>
          </table:table-cell>
        </table:table-row>
        <table:table-row table:style-name="ro1">
          <table:table-cell office:value-type="string" calcext:value-type="string">
            <text:p><text:s/>O melhor de todos ! Ganharia 10 estrelas se funcionasse de forma off-line! E deveria ter á opção de escolha de rota mais curta, rápida ou otimizada. </text:p>
          </table:table-cell>
        </table:table-row>
        <table:table-row table:style-name="ro1">
          <table:table-cell office:value-type="string" calcext:value-type="string">
            <text:p><text:s/>Bom precisa de um tipo de função para quem anda de moto,como por exemplo pista expressa da marginal é proibida a circulação da mesma então se colocar a opção de escolher moto evita a rota pela a mesma para pilotos com pouca experiência </text:p>
          </table:table-cell>
        </table:table-row>
        <table:table-row table:style-name="ro1">
          <table:table-cell office:value-type="string" calcext:value-type="string">
            <text:p><text:s/>As vezes demora para atualizar o mapa e indicar a direção. Além disso qdo uso o celular na horizontal a caixa de diálogo ocupa 1/4 da tela o que dificulta ver o mapa. </text:p>
          </table:table-cell>
        </table:table-row>
        <table:table-row table:style-name="ro1">
          <table:table-cell office:value-type="string" calcext:value-type="string">
            <text:p><text:s/>Depois da última atualização ficou uma porcaria Tiraram a opção <text:s/>rota curta ou por mais Rápida. Waze agora está apenas para rotas curtas assim levando para lugares e ruas sem condições de trafegar. </text:p>
          </table:table-cell>
        </table:table-row>
        <table:table-row table:style-name="ro1">
          <table:table-cell office:value-type="string" calcext:value-type="string">
            <text:p><text:s/>Adoro Wase!!! Muitas vezes vou a trabalho pra lugar que nunca fui, e ele me guia certinho ✌❤. Sem falar que avisa em caso de acidentes e radar a frente. </text:p>
          </table:table-cell>
        </table:table-row>
        <table:table-row table:style-name="ro1">
          <table:table-cell office:value-type="string" calcext:value-type="string">
            <text:p><text:s/>O app está cada vez melhor! Ótimas rotas e acho a opção de adicionar uma parada simplesmente fantástico. Algo que os apps de corridas como Uber, <text:s/>Cabify e 99 deveriam urgentemente adicionar em seus apps também. </text:p>
          </table:table-cell>
        </table:table-row>
        <table:table-row table:style-name="ro1">
          <table:table-cell office:value-type="string" calcext:value-type="string">
            <text:p><text:s/>Muitos erros de trajeto, quando eu paro em um farol ele começa a recalcular diversas rotas sem parar, sempre a erro no sinal GPS e etc, espero que arrumem isso. </text:p>
          </table:table-cell>
        </table:table-row>
        <table:table-row table:style-name="ro1">
          <table:table-cell office:value-type="string" calcext:value-type="string">
            <text:p><text:s/>App muito Bom, porém é preciso ter cuidado, pois ele pode definir traçados por ruas ou zonas perigosas. Isso já aconteceu comigo em Florianópolis e foi bem assustador. </text:p>
          </table:table-cell>
        </table:table-row>
        <table:table-row table:style-name="ro1">
          <table:table-cell office:value-type="string" calcext:value-type="string">
            <text:p><text:s/>Creio que tenha que melhorar Mais, sou motorista de Uber! <text:s/>E assim como nos avisa de buracos , carros parados na via e até de policiamento. Poderia nos avisar ,quando estamos próximos de comunidades. Porém será uma segurança para todos não só motoristas da Uber! Aguardo retorno. </text:p>
          </table:table-cell>
        </table:table-row>
        <table:table-row table:style-name="ro1">
          <table:table-cell office:value-type="string" calcext:value-type="string">
            <text:p><text:s/>O app é muito bom. Como sugestão eu acho que o app poderia,assim que aberto, perguntar se o condutor está de carro de passeio ou caminhão. Utilizo muito o Waze só que as vezes me joga em rotas que é proibido caminhão. Mas é um excelente app. </text:p>
          </table:table-cell>
        </table:table-row>
        <table:table-row table:style-name="ro1">
          <table:table-cell office:value-type="string" calcext:value-type="string">
            <text:p><text:s/>Geralmente os aplicativos são atualizados para favorecer os usuários essa última atualização tirou a opção de escolher o trajeto com menor quilometragem somos obrigados a utilizar o trajeto que o waze. Apenas explique qual a vantagem disso ??? </text:p>
          </table:table-cell>
        </table:table-row>
        <table:table-row table:style-name="ro1">
          <table:table-cell office:value-type="string" calcext:value-type="string">
            <text:p><text:s/>O aplicativo é bom,na Europa tem GPS pra motorista de caminhão que avisam sobre passarelas (altura),ruas pequenas e horários assim ficaria melhor ainda </text:p>
          </table:table-cell>
        </table:table-row>
        <table:table-row table:style-name="ro1">
          <table:table-cell office:value-type="string" calcext:value-type="string">
            <text:p><text:s/>Aplicativo perfeito, consigo fazer absolutamente tudo que preciso em lugares distantes, sem se quer errar uma rua... Ótimo As pessoas que reclamam são pessoas como das que querem que o aplicativo levem eles sem que os mesmo tente raciocinar o mínimo possível.. </text:p>
          </table:table-cell>
        </table:table-row>
        <table:table-row table:style-name="ro1">
          <table:table-cell office:value-type="string" calcext:value-type="string">
            <text:p><text:s/>Decepciona. <text:s/>Quando mais preciso, ele trava. Tive que parar o carro na madruga, já algumas vezes, para mudar para o app Google Maps q por sinal não me deixou na mão até agora. <text:s/>Não dá p depender do Waze. Se o waze melhorar, mudo a avaliação. </text:p>
          </table:table-cell>
        </table:table-row>
        <table:table-row table:style-name="ro1">
          <table:table-cell office:value-type="string" calcext:value-type="string">
            <text:p><text:s/>Tem ficado cada vez pior, acho que e a falta de concorrência. Rotas erradas ou mudanças bruscas no meio da rota e cancelamento de rota sem aviso indicação de caminhos perigosos funciona bem somente nas cidades nas estradas sem sinal de celular sempre te deixa na mão ou vc pega caminho errado e no mínimo paga pedágio 2x como eu </text:p>
          </table:table-cell>
        </table:table-row>
        <table:table-row table:style-name="ro1">
          <table:table-cell office:value-type="string" calcext:value-type="string">
            <text:p><text:s/>Poderia ser melhor. Joga em ladeiras que se andássemos um ou dois quarteirões a mais consumiria menos combustível que a ladeira que ele manda subir isso sem falar que esse app é um favelado nato, adora passar nas favelas e pra piorar tiraram a opção de rota mais rápida ou mais curta na última atualização. </text:p>
          </table:table-cell>
        </table:table-row>
        <table:table-row table:style-name="ro1">
          <table:table-cell office:value-type="string" calcext:value-type="string">
            <text:p><text:s/>A intenção é boa mais ainda tem muito pra melhorar, principalmente a bússola, 10 anos depois que você vira o carro que o GPS reage, até ele se mexer você já perdeu a entrada, quem trabalha com ele passa raiva, mais ainda é melhor que o maps sendo assim o melhor aplicativo de GPS. </text:p>
          </table:table-cell>
        </table:table-row>
        <table:table-row table:style-name="ro1">
          <table:table-cell office:value-type="string" calcext:value-type="string">
            <text:p><text:s/>Daria 5 estrelas se ele fosse mais preciso e, em algumas ocasiões, ele me manda pegar o retorno toda hora, mesmo eu sabendo que o meu destino é à frente o tempo todo. Sem contar que ele demora pra mandar rotas alternativas, quando ele me manda a rota certa, eu já passei da próxima rua. </text:p>
          </table:table-cell>
        </table:table-row>
        <table:table-row table:style-name="ro1">
          <table:table-cell office:value-type="string" calcext:value-type="string">
            <text:p><text:s/>O aplicativo é muito bom e útil, só que a narração não funciona bem. Em alguns momentos ele fala em outros fica mudo fazendo com que vc tenha que ver mais do que ouvir. </text:p>
          </table:table-cell>
        </table:table-row>
        <table:table-row table:style-name="ro1">
          <table:table-cell office:value-type="string" calcext:value-type="string">
            <text:p><text:s/>Em alguns lugares como centro do Rio de janeiro e Tijuca se perde muito o sinal. Faltam dois recursos de muitíssima utilidade para nós motoristas, uma opção para informar onde tem quebra molas na maioria invisível no nosso estado e uma opção para informar as bocas de fumo. Só a informação de área de risco não dá informação suficiente. Preciso de uma informação precisa. Onde exatamente fica a boca de fumo para que vc não entre desavisado em determinado local. Essa informação poderia ter salvado vidas no passado e pode salvar vidas no futuro. </text:p>
          </table:table-cell>
        </table:table-row>
        <table:table-row table:style-name="ro1">
          <table:table-cell office:value-type="string" calcext:value-type="string">
            <text:p><text:s/>Muito bom mesmo, poderia qdo houver radares no caminho avisar com som sonoro e não só aparecer o aviso de radares na tela, aí sim seria perfeito. </text:p>
          </table:table-cell>
        </table:table-row>
        <table:table-row table:style-name="ro1">
          <table:table-cell office:value-type="string" calcext:value-type="string">
            <text:p><text:s/>Antes eu havia dado nota máxima ao wase..agora vc planeja a rota e no meio do percurso ele trava fica pesquisando pesquisando como si vc tivesse pego a rota errada.,e todas os meus amigos <text:s/>que tem o App estão dizendo a mesma coisa!Gostaria de saber porque está acontecendo isso frequentemente! </text:p>
          </table:table-cell>
        </table:table-row>
        <table:table-row table:style-name="ro1">
          <table:table-cell office:value-type="string" calcext:value-type="string">
            <text:p><text:s/>Trabalho dirigindo no Uber, este aplicativo na maioria das vezes mostra caminhos mais longos mesmo mudando a opição joga para lugares mais longos e faz gastar muito mais combustível! </text:p>
          </table:table-cell>
        </table:table-row>
        <table:table-row table:style-name="ro1">
          <table:table-cell office:value-type="string" calcext:value-type="string">
            <text:p><text:s/>Exelente, muito embora tem que melhorar em alguns aspectos, tipo, manda dobrar muito, não permite da uma ré de 3 metros. Mais o APP melhora cada vez mais. </text:p>
          </table:table-cell>
        </table:table-row>
        <table:table-row table:style-name="ro1">
          <table:table-cell office:value-type="string" calcext:value-type="string">
            <text:p><text:s/>É muito bom! Me ajuda sempre. <text:s/>Uma sugestão. Serei legal se mostra-se estradas não assaltadas com cores ou notificação </text:p>
          </table:table-cell>
        </table:table-row>
        <table:table-row table:style-name="ro1">
          <table:table-cell office:value-type="string" calcext:value-type="string">
            <text:p><text:s/>Show de bola,é o único aplicativo que informa em tempo real,acidente,possível buracos e o mais importante a Blitz da polícia, isso é bom que tem como fazer um trajeto sem trânsito, Muito bom </text:p>
          </table:table-cell>
        </table:table-row>
        <table:table-row table:style-name="ro1">
          <table:table-cell office:value-type="string" calcext:value-type="string">
            <text:p><text:s/>Vc deveriam informar as favelas no mapa e dizer ser área <text:s/>Risco. Pois trabalho como une e seria muitíssimo útil para todos nos. Façam isto por favor. </text:p>
          </table:table-cell>
        </table:table-row>
        <table:table-row table:style-name="ro1">
          <table:table-cell office:value-type="string" calcext:value-type="string">
            <text:p><text:s/>Imbatível navegador!!! Sugiro apenas para ficar melhor que o navegante pudesse selecionar o veículo. Por exemplo: aqui em Brasília temos muitos ciclistas, e de repente se eles pudessem usar o app e meio que seus dispositivos emitissem um sinal para quem está de carro, um alerta para os condutores ficarem mais atentos... Seria ótimo! </text:p>
          </table:table-cell>
        </table:table-row>
        <table:table-row table:style-name="ro1">
          <table:table-cell office:value-type="string" calcext:value-type="string">
            <text:p><text:s/>No Motorola X force não funciona, tem um Bug que diz "Sem sinal de GPS"!!! Não consigo usar de forma apropriada!!! Se houver uma atualização vou tentar utilizar o APP </text:p>
          </table:table-cell>
        </table:table-row>
        <table:table-row table:style-name="ro1">
          <table:table-cell office:value-type="string" calcext:value-type="string">
            <text:p><text:s/>O app trava e a orientação é imprecisa. Precisa melhorar bastante. Os demais recursos são excelentes mas de modo geral deixa a desejar. </text:p>
          </table:table-cell>
        </table:table-row>
        <table:table-row table:style-name="ro1">
          <table:table-cell office:value-type="string" calcext:value-type="string">
            <text:p><text:s/>Cumpre o que promete. So deveria ter um opção de uso off line. Nem sempre a internet funciona. E nem sempre tem sinal de celular na estrada. </text:p>
          </table:table-cell>
        </table:table-row>
        <table:table-row table:style-name="ro1">
          <table:table-cell office:value-type="string" calcext:value-type="string">
            <text:p><text:s/>Poderia dispor do mapa offline. Sei que foge do propósito mas seria útil também. Já que o sinal das operadoras não é 100% eficiente. </text:p>
          </table:table-cell>
        </table:table-row>
        <table:table-row table:style-name="ro1">
          <table:table-cell office:value-type="string" calcext:value-type="string">
            <text:p><text:s/>Muito lento, quando vou fazer entregas de derruba, ele demora pra mostrar a direção pra q lado que eu tenho que ir 😐 e esta trava do muitoo e lentoo </text:p>
          </table:table-cell>
        </table:table-row>
        <table:table-row table:style-name="ro1">
          <table:table-cell office:value-type="string" calcext:value-type="string">
            <text:p><text:s/>1 estrela só pois , tiraram a opção das rotas curtas e rápidas ... E o zoom da navegação tbm é aopcao táxi ele não lê os corredores de ônibus!!! Pra que então serve a opção ? </text:p>
          </table:table-cell>
        </table:table-row>
        <table:table-row table:style-name="ro1">
          <table:table-cell office:value-type="string" calcext:value-type="string">
            <text:p><text:s/>É a primeira vez que uso e, a ida foi bem explicada. Mas, a volta, não achei boa não. <text:s/>No geral é um app muito bom. </text:p>
          </table:table-cell>
        </table:table-row>
        <table:table-row table:style-name="ro1">
          <table:table-cell office:value-type="string" calcext:value-type="string">
            <text:p><text:s/>As últimas atualizações a velocidade não está batendo com o velocímetro do carro, já testei em outro carro e tbm não é a internet, porque quando passa nos radar que marca a velocidade bate com o do carro e o do Waze está a uns 5 4 KM a baixo ! </text:p>
          </table:table-cell>
        </table:table-row>
        <table:table-row table:style-name="ro1">
          <table:table-cell office:value-type="string" calcext:value-type="string">
            <text:p><text:s/>Ele não encontra alguns caminhos simples... Falta 1 mecanismo para vc avisar que o trânsito naquele ponto acabou e o aviso de interdição da via é só da esquina seguinte em diante. </text:p>
          </table:table-cell>
        </table:table-row>
        <table:table-row table:style-name="ro1">
          <table:table-cell office:value-type="string" calcext:value-type="string">
            <text:p><text:s/>Se este app existisse à uns 20 anos atrás, teria me poupado meses ou até anos preso no trânsito... </text:p>
          </table:table-cell>
        </table:table-row>
        <table:table-row table:style-name="ro1">
          <table:table-cell office:value-type="string" calcext:value-type="string">
            <text:p><text:s/>O unico problema e que manda ir ate em escadas contra mao rua sem saida mas de resto e 👍 </text:p>
          </table:table-cell>
        </table:table-row>
        <table:table-row table:style-name="ro1">
          <table:table-cell office:value-type="string" calcext:value-type="string">
            <text:p><text:s/>Sempre há o que melhorar, mas já é muito bom! Me guia o dia inteiro e dificilmente tem nada erros graves. </text:p>
          </table:table-cell>
        </table:table-row>
        <table:table-row table:style-name="ro1">
          <table:table-cell office:value-type="string" calcext:value-type="string">
            <text:p><text:s/>Andou melhorando dede a ultima vez, porem ainda fica me localizando em locais impossíveis. Sua precisão ainda não esta boa. </text:p>
          </table:table-cell>
        </table:table-row>
        <table:table-row table:style-name="ro1">
          <table:table-cell office:value-type="string" calcext:value-type="string">
            <text:p><text:s/>Após a última atualização, o app não carrega completo, apagando a tela no meio da execução. Não consigo mais navegar. Ficou muito ruim! </text:p>
          </table:table-cell>
        </table:table-row>
        <table:table-row table:style-name="ro1">
          <table:table-cell office:value-type="string" calcext:value-type="string">
            <text:p><text:s/>Muito bom mas deveria avisar onde há lombadas e quando o tempo está ruim perde com facilidade o sinal GPS ai vc fica perdido. </text:p>
          </table:table-cell>
        </table:table-row>
        <table:table-row table:style-name="ro1">
          <table:table-cell office:value-type="string" calcext:value-type="string">
            <text:p><text:s/>Vocês podiam fazem um modo de tela cheia, pra evitar o burnin dos modelos que têm botão virtual. Vocês aumentaram muito as indicações escritas depois da atualização, está prejudicando a navegação. </text:p>
          </table:table-cell>
        </table:table-row>
        <table:table-row table:style-name="ro1">
          <table:table-cell office:value-type="string" calcext:value-type="string">
            <text:p><text:s/>Muito. Ajuda e muito. Pena que quando a rede de dados troca de 4G para 3G ou 2G ele fica se perdido procurando rede. O ideal nestes casos é deixar o celular fixo na rede 3G </text:p>
          </table:table-cell>
        </table:table-row>
        <table:table-row table:style-name="ro1">
          <table:table-cell office:value-type="string" calcext:value-type="string">
            <text:p><text:s/>É o GPS mais completo, mas tem coisas a ser melhorado! Trava várias vezes e não é por causa da internete! Joga muito em favelas! </text:p>
          </table:table-cell>
        </table:table-row>
        <table:table-row table:style-name="ro1">
          <table:table-cell office:value-type="string" calcext:value-type="string">
            <text:p><text:s/>No começo era melhor tinha mais funções, mas ainda é o melhor aplicativo GPS pra mim </text:p>
          </table:table-cell>
        </table:table-row>
        <table:table-row table:style-name="ro1">
          <table:table-cell office:value-type="string" calcext:value-type="string">
            <text:p><text:s/>App tá bugado e o mapa não aparece mais na tela, msm com wi-fi e GPS em alta precisão.. </text:p>
          </table:table-cell>
        </table:table-row>
        <table:table-row table:style-name="ro1">
          <table:table-cell office:value-type="string" calcext:value-type="string">
            <text:p><text:s/>Inteligente, funcional e prática! <text:s/>A interatividade é excelente e sou constantemente surpreendido com novas funcionalidades muito oportunas. </text:p>
          </table:table-cell>
        </table:table-row>
        <table:table-row table:style-name="ro1">
          <table:table-cell office:value-type="string" calcext:value-type="string">
            <text:p><text:s/>Poderia ter uma configuração para caminhão com área de tráfego restrito, altura de viadutos e limites de velocidade para veículos pesados. Mas no geral é ótimo. </text:p>
          </table:table-cell>
        </table:table-row>
        <table:table-row table:style-name="ro1">
          <table:table-cell office:value-type="string" calcext:value-type="string">
            <text:p><text:s/>Já foi melhor. Agora dá problema o tempo todo de sem sinal no GPS. E tem uma BR que vai pra Rio das Ostras que ele não conhece, sem falar que tem muito radar que não avisa e os que avisa devia ser aviso sonoros além do aviso visual. <text:s/>Agora só aparece falha de comunicação com servidor de rotas e não calcula rota nenhuma. </text:p>
          </table:table-cell>
        </table:table-row>
        <table:table-row table:style-name="ro1">
          <table:table-cell office:value-type="string" calcext:value-type="string">
            <text:p><text:s/>Está melhor . Vou testar hoje a nova atualização para motociclistas. Mas tem que ter no sinalizador de alertas a opção areia na curva! Isso é muito importante para nós pilotos e óleo na pista muito comum aqui no Brasil. Diz o teste em 3 semanas e mesmo com a nova atualização para motociclistas as rotas estão meio burras dando voltas desnecessárias e não tem ainda os alertas que ajudam os motociclistas como areia óleo na pista e chuva. Esperando por esta atualização. </text:p>
          </table:table-cell>
        </table:table-row>
        <table:table-row table:style-name="ro1">
          <table:table-cell office:value-type="string" calcext:value-type="string">
            <text:p><text:s/>Vocês atualizam tanto que estão estragando esse aplicativo..agora já faz uns três meses que fica aparecendo uma mensagem GPS sem sinal aqui em Pinhais no Paraná dificultando de chegarmos nos lugares..não é problema de internet... Por favor tentem concertar isso.. </text:p>
          </table:table-cell>
        </table:table-row>
        <table:table-row table:style-name="ro1">
          <table:table-cell office:value-type="string" calcext:value-type="string">
            <text:p><text:s/>Daria 5 estrelas se ele fosse mais preciso e, em algumas ocasiões, ele me manda pegar o retorno toda hora, mesmo eu sabendo que o meu destino é à frente o tempo todo. Sem contar que ele demora pra mandar rotas alternativas, quando ele me manda a rota certa, eu já passei da próxima rua. </text:p>
          </table:table-cell>
        </table:table-row>
        <table:table-row table:style-name="ro1">
          <table:table-cell office:value-type="string" calcext:value-type="string">
            <text:p><text:s/>A retirada da função menor trajeto tem me prejudicando muito, pois trabalho com o carro, fez com que meus custos com combustível aumentasse muito. Infelizmente foi um lástima a perda dessa função. Deveriam nos dar mais ouvidos quando fizessem alguma mudança, uma vez que acabam no descrédito e até a desuso do app. </text:p>
          </table:table-cell>
        </table:table-row>
        <table:table-row table:style-name="ro1">
          <table:table-cell office:value-type="string" calcext:value-type="string">
            <text:p><text:s/>Muito bom. É facil de começar a usar mas tem muitas opções pra configurar se você gosta de fuçar como eu, as previsões de tempo de chegada no destino são muito boas e a atualização em tempo real sas condições do trânsito são top. </text:p>
          </table:table-cell>
        </table:table-row>
        <table:table-row table:style-name="ro1">
          <table:table-cell office:value-type="string" calcext:value-type="string">
            <text:p><text:s/>Não acredito que removeram a opção de escolher via curta ou rápida. A gente já tinha se acostumado. Volte com essa opção, se for assim, prefiro o velho GPS mesmo sem verificar o trânsito...aff, por que não melhoram a opção ao invés de remover? Indignado😠😬 </text:p>
          </table:table-cell>
        </table:table-row>
        <table:table-row table:style-name="ro1">
          <table:table-cell office:value-type="string" calcext:value-type="string">
            <text:p><text:s/>Esta muito bom, falta alguns ajustes tipo o locutor esta muito robotico. Sei que mais melhorias estao para acontecer em breve pelo menos assim espero. Parabens ate ao momento a melhor apk </text:p>
          </table:table-cell>
        </table:table-row>
        <table:table-row table:style-name="ro1">
          <table:table-cell office:value-type="string" calcext:value-type="string">
            <text:p><text:s/>Depois dá atualização não está mantendo o sinal e cai. E todas as vezes que troquei de celular não dá pra recuperar a minha conta antiga, acha mais logo aparece um problema e tenho que fazer uma nova. </text:p>
          </table:table-cell>
        </table:table-row>
        <table:table-row table:style-name="ro1">
          <table:table-cell office:value-type="string" calcext:value-type="string">
            <text:p><text:s/>Não gostei que tivessem tirado a opção de escolher entre percurso rápido ou percurso curto. Coloquei 2 posts nos fóruns (no internacional, em inglês e no local, em português) e ninguém dá a cara explicando o porquê ou qual a opção à funcionalidade retirada. </text:p>
          </table:table-cell>
        </table:table-row>
        <table:table-row table:style-name="ro1">
          <table:table-cell office:value-type="string" calcext:value-type="string">
            <text:p><text:s/>Muito bom , mais de semana passada para ca tem ficado estranho , tem aparecido procurando sinal de GPS, achei que podia ser meu telefone mais não é , tenho outros gps instalado e estão funcionando normalmente, meu preferido e waze mais com esse probleminha tem usado só as vezes espero que resolvam isso o mais rápido possível. </text:p>
          </table:table-cell>
        </table:table-row>
        <table:table-row table:style-name="ro1">
          <table:table-cell office:value-type="string" calcext:value-type="string">
            <text:p><text:s/>O aplicativo é bom. Entretanto, ultimamente está indicando caminhos mais curtos, porém mais demorados porque desvia de vias principais como avenidas. É bom ficar atento e ver o mapa antes de sair de casa. </text:p>
          </table:table-cell>
        </table:table-row>
        <table:table-row table:style-name="ro1">
          <table:table-cell office:value-type="string" calcext:value-type="string">
            <text:p><text:s/>Funciona muito bem, porém com algumas ressalvas, tem horas que demora muito para atualizar quando fazemos uma conversão por exemplo e temos que fazer outra logo em seguida. <text:s/>Outro detalhe que notei <text:s/>é que existe uma certa divergência em alguns locais no waze e no Google maps, tem locais que não consigo localizar no waze e existem no maps. </text:p>
          </table:table-cell>
        </table:table-row>
        <table:table-row table:style-name="ro1">
          <table:table-cell office:value-type="string" calcext:value-type="string">
            <text:p><text:s/>Quando lançou o APP era ótimo! Agora sai fora da rota sempre, fica recalculando direto e já fez eu cair em lugares perigosos 2X. Esta na hora de melhorarem. Ou teremos que procurar outro APP </text:p>
          </table:table-cell>
        </table:table-row>
        <table:table-row table:style-name="ro1">
          <table:table-cell office:value-type="string" calcext:value-type="string">
            <text:p><text:s/>Ficou uma porcaria depois que mudaram a posição da tela preta que mostra a rota, além disso fica travado sem sinal ao passar por um momento sem sinal de dados. <text:s/>Desinstalei e voltei pra uma versão antiga, com a opção de rota mais curta </text:p>
          </table:table-cell>
        </table:table-row>
        <table:table-row table:style-name="ro1">
          <table:table-cell office:value-type="string" calcext:value-type="string">
            <text:p><text:s/>Gostei do fato de poder continuar visualizando a <text:s/>rota Geral mesmo se a conexão cair. ☺ <text:s/>Mas... no celular da minha mãe</text:p>
          </table:table-cell>
        </table:table-row>
        <table:table-row table:style-name="ro1">
          <table:table-cell office:value-type="string" calcext:value-type="string">
            <text:p><text:s/>Precisa sempre está atualizando o sistema e fazer com que o waze evite entrar em favelas do Rio como por exemplo desativar essas ruas que entra nas comunidades ok fica aí a dica e não as que beram as favelas .... </text:p>
          </table:table-cell>
        </table:table-row>
        <table:table-row table:style-name="ro1">
          <table:table-cell office:value-type="string" calcext:value-type="string">
            <text:p><text:s/>Em todo trajeto ele trava e fecha sozinho uns 500 metros antes de chegar ao destino... então tenho q ver e memorizar a rota pouco antes de chegar, pq se depender do App, eu paro 3 esquinas antes e fico por lá... </text:p>
          </table:table-cell>
        </table:table-row>
        <table:table-row table:style-name="ro1">
          <table:table-cell office:value-type="string" calcext:value-type="string">
            <text:p><text:s/>Ótimo app para identificar seu trajeto para seu destinatário, e nos ajuda a transitar com mais segurança principalmente nos alertando sobre as divergências no trânsito e o mais importante aponta onde estão os radares de velocidade que enche os bolsos dos governos que não fazem nada pra melhorar as condições dos condutores !!! </text:p>
          </table:table-cell>
        </table:table-row>
        <table:table-row table:style-name="ro1">
          <table:table-cell office:value-type="string" calcext:value-type="string">
            <text:p><text:s/>Permanece o tempo todo com informação que esta procurando sinal gps e nao conecta quando acontece perde sinal rapidamente estou desisntalando</text:p>
          </table:table-cell>
        </table:table-row>
        <table:table-row table:style-name="ro1">
          <table:table-cell office:value-type="string" calcext:value-type="string">
            <text:p><text:s/>Dando erro de GPS sem sinal, poderia também mostra no mapa o lado da pista que a gente tem que ficar no caso de sentido único fica mais fácil na hora que for preciso virar ja tem por voz mas se mostrasse antes no mapa seria bom também </text:p>
          </table:table-cell>
        </table:table-row>
        <table:table-row table:style-name="ro1">
          <table:table-cell office:value-type="string" calcext:value-type="string">
            <text:p><text:s/>Bom aplicativo nos informa do que se passa no trajecto em que todos podemos contribuir para uma viagem em segurança,também já tive alguns contratempos com a aplicação mas nada impede que não dê esta pontuação. </text:p>
          </table:table-cell>
        </table:table-row>
        <table:table-row table:style-name="ro1">
          <table:table-cell office:value-type="string" calcext:value-type="string">
            <text:p><text:s/>O aplicativo é muito eficiente, porém, tem uma falha que inviabiliza o seu uso, ELE ACABA A BATERIA DE QUALQUER CELULAR. Muito pesado, o maps é absurdamente mais leve. </text:p>
          </table:table-cell>
        </table:table-row>
        <table:table-row table:style-name="ro1">
          <table:table-cell office:value-type="string" calcext:value-type="string">
            <text:p><text:s/>Um ótimo aplicativo Só que não dá para estou navegando no aplicativo enquanto ouvir música porque ele tende a desligar o MP3... Eu gostaria de saber o porquê não posso utilizar esse aplicativo já que o telefone é multifuncional. </text:p>
          </table:table-cell>
        </table:table-row>
        <table:table-row table:style-name="ro1">
          <table:table-cell office:value-type="string" calcext:value-type="string">
            <text:p><text:s/>Deveria mapear e evitar áreas de risco, ou pelo menos alertar o condutor de que vai entrar em uma zona de perigo. <text:s/>O app já me mandou pra dentro de favelas. </text:p>
          </table:table-cell>
        </table:table-row>
        <table:table-row table:style-name="ro1">
          <table:table-cell office:value-type="string" calcext:value-type="string">
            <text:p><text:s/>Excelente aplicativo, achei mais preciso que o GPS, mas acho que algumas ferramentas podem ser aperfeiçoadas como por exemplo, disponibilização de acesso e funcionamento do aplicativo em locais onde não há internet. </text:p>
          </table:table-cell>
        </table:table-row>
        <table:table-row table:style-name="ro1">
          <table:table-cell office:value-type="string" calcext:value-type="string">
            <text:p><text:s/>Retirou um recurso básico e essêncial que é a opção de escolher a rota mais rápida ou mais curta. Estou usando o Google maps no lugar, wazer perdeu mais um usuário com essa atualização porca. </text:p>
          </table:table-cell>
        </table:table-row>
        <table:table-row table:style-name="ro1">
          <table:table-cell office:value-type="string" calcext:value-type="string">
            <text:p><text:s/>O aplicativo é muito bom e útil, só que a narração não funciona bem. Em alguns momentos ele fala em outros fica mudo fazendo com que vc tenha que ver mais do que ouvir. </text:p>
          </table:table-cell>
        </table:table-row>
        <table:table-row table:style-name="ro1">
          <table:table-cell office:value-type="string" calcext:value-type="string">
            <text:p><text:s/>Vcs tem que pensar também nos caminhoneiros, sobre altura de pontes e viadutos e ruas que não é permitido o trânsito de caminhões já pra não ter dor de cabeça e pensar em motoqueiros também né, apresentar também área de risco de roubos ok valeu!!! </text:p>
          </table:table-cell>
        </table:table-row>
        <table:table-row table:style-name="ro1">
          <table:table-cell office:value-type="string" calcext:value-type="string">
            <text:p><text:s/>O waze e muito bom pra carros vcs deveriam desenvolver um GPS também para caminhões e caretas.. Pq tem muito lugar que tem <text:s/>restrições e tomamos muitas por falta de sinalização ... Waze truck .. Obrigado </text:p>
          </table:table-cell>
        </table:table-row>
        <table:table-row table:style-name="ro1">
          <table:table-cell office:value-type="string" calcext:value-type="string">
            <text:p><text:s/>Muito bom mesmo, poderia qdo houver radares no caminho avisar com som sonoro e não só aparecer o aviso de radares na tela, aí sim seria perfeito. </text:p>
          </table:table-cell>
        </table:table-row>
        <table:table-row table:style-name="ro1">
          <table:table-cell office:value-type="string" calcext:value-type="string">
            <text:p><text:s/>1 estrela só pois , tiraram a opção das rotas curtas e rápidas ... E o zoom da navegação tbm é aopcao táxi ele não lê os corredores de ônibus!!! Pra que então serve a opção ? </text:p>
          </table:table-cell>
        </table:table-row>
        <table:table-row table:style-name="ro1">
          <table:table-cell office:value-type="string" calcext:value-type="string">
            <text:p><text:s/>Ele não encontra alguns caminhos simples... Falta 1 mecanismo para vc avisar que o trânsito naquele ponto acabou e o aviso de interdição da via é só da esquina seguinte em diante. </text:p>
          </table:table-cell>
        </table:table-row>
        <table:table-row table:style-name="ro1">
          <table:table-cell office:value-type="string" calcext:value-type="string">
            <text:p><text:s/>Ele não recupera meu perfil. Passo todas as informação, ele encontra, mas não me deixar recuperar meu perfil. Tenho q ficar cadastrando tudo de novo. </text:p>
          </table:table-cell>
        </table:table-row>
        <table:table-row table:style-name="ro1">
          <table:table-cell office:value-type="string" calcext:value-type="string">
            <text:p><text:s/>O aplicativo é ótimo pois ele faz vários avisos durante o trânsito mas notei q a poucas ruas q não estão atualizadas </text:p>
          </table:table-cell>
        </table:table-row>
        <table:table-row table:style-name="ro1">
          <table:table-cell office:value-type="string" calcext:value-type="string">
            <text:p><text:s/>O aplicativo é excelente, tem uma proposta sensacional, porém tem uma perda constante do sinal de GPS, mesmo com a internet em 4G, e isso faz com que a informação chegue com atraso, muitas vezes após ter passado pela rua ao qual deveria ter entrado. </text:p>
          </table:table-cell>
        </table:table-row>
        <table:table-row table:style-name="ro1">
          <table:table-cell office:value-type="string" calcext:value-type="string">
            <text:p><text:s/>Após a última atualização, o app não carrega completo, apagando a tela no meio da execução. Não consigo mais navegar. Ficou muito ruim! </text:p>
          </table:table-cell>
        </table:table-row>
        <table:table-row table:style-name="ro1">
          <table:table-cell office:value-type="string" calcext:value-type="string">
            <text:p><text:s/>Excelente para usar nas estradas, junto com o radardroid. Por ser mantido pelos usuários, ficamos sabendo na hora quando tem um congestionamento ou acidente por exemplo. Não é tão preciso para procurar um endereço na cidade. Agora integrado com a Arteris na BR101. </text:p>
          </table:table-cell>
        </table:table-row>
        <table:table-row table:style-name="ro1">
          <table:table-cell office:value-type="string" calcext:value-type="string">
            <text:p><text:s/>Um gps feito para ajudar a condutores que cada vez mais está tirando opções, foi meu preferido em 3 celulares no passado, hoje serve como quebra galho quando o tom tom não acha o endereço, volto a usar quando ele voltar a avisar dos radares. Tom tom faz isso é muito bem não é propaganda não mas é uma informação útil a quem estiver procurando um gps com essa função que realmente funciona </text:p>
          </table:table-cell>
        </table:table-row>
        <table:table-row table:style-name="ro1">
          <table:table-cell office:value-type="string" calcext:value-type="string">
            <text:p><text:s/>Sei lá não funciona bem, enquanto tá conectado no 4g funciona bem mas quando sai da cobertura 4g começa a perder sinal do GPS com frequência, achava que era meu aparelho um Redmi 2 pro mas agora estou com um Moto G4 plus e da o mesmo problema, não sei se é alguma interferência do sinal da operadora mas não funciona bem não tem jeito. Não tem a opção de combustível GNV. </text:p>
          </table:table-cell>
        </table:table-row>
        <table:table-row table:style-name="ro1">
          <table:table-cell office:value-type="string" calcext:value-type="string">
            <text:p><text:s/>Muito bom , mais de semana passada para ca tem ficado estranho , tem aparecido procurando sinal de GPS, achei que podia ser meu telefone mais não é , tenho outros gps instalado e estão funcionando normalmente, meu preferido e waze mais com esse probleminha tem usado só as vezes espero que resolvam isso o mais rápido possível. </text:p>
          </table:table-cell>
        </table:table-row>
        <table:table-row table:style-name="ro1">
          <table:table-cell office:value-type="string" calcext:value-type="string">
            <text:p><text:s/>Tem ficado cada vez pior, acho que e a falta de concorrência. Rotas erradas ou mudanças bruscas no meio da rota e cancelamento de rota sem aviso indicação de caminhos perigosos funciona bem somente nas cidades nas estradas sem sinal de celular sempre te deixa na mão ou vc pega caminho errado e no mínimo paga pedágio 2x como eu </text:p>
          </table:table-cell>
        </table:table-row>
        <table:table-row table:style-name="ro1">
          <table:table-cell office:value-type="string" calcext:value-type="string">
            <text:p><text:s/>o aplicativo é muito bom eu gostei muito e recomendo parabéns aos desenvolvedores só que pelo amor de Deus estou tentando ir pro Ceará e está dizendo que só é permitido a distância da rota até 1600 quilômetros arrumem isso por favor aumentar essas rotas aí pra que possam melhorar ainda mais porque aí sim dou 5 extrelas tirando isso é muito top </text:p>
          </table:table-cell>
        </table:table-row>
        <table:table-row table:style-name="ro1">
          <table:table-cell office:value-type="string" calcext:value-type="string">
            <text:p><text:s/>Vcs tem que pensar também nos caminhoneiros, sobre altura de pontes e viadutos e ruas que não é permitido o trânsito de caminhões já pra não ter dor de cabeça e pensar em motoqueiros também né, apresentar também área de risco de roubos ok valeu!!! </text:p>
          </table:table-cell>
        </table:table-row>
        <table:table-row table:style-name="ro1">
          <table:table-cell office:value-type="string" calcext:value-type="string">
            <text:p><text:s/>Imbatível navegador!!! Sugiro apenas para ficar melhor que o navegante pudesse selecionar o veículo. Por exemplo: aqui em Brasília temos muitos ciclistas, e de repente se eles pudessem usar o app e meio que seus dispositivos emitissem um sinal para quem está de carro, um alerta para os condutores ficarem mais atentos... Seria ótimo! </text:p>
          </table:table-cell>
        </table:table-row>
        <table:table-row table:style-name="ro1">
          <table:table-cell office:value-type="string" calcext:value-type="string">
            <text:p><text:s/>Traga a opção de escolher rota mais curta ou a mais rápida. Depois das últimas atualizações vocês retiram esta opção e o APp agora só dá 3 rotas e rodas baseada na mais curta e isso tá dando em ruas secundárias ruas sem saída, ladeiras íngremes, e favela. Pelo amor de Deus. </text:p>
          </table:table-cell>
        </table:table-row>
        <table:table-row table:style-name="ro1">
          <table:table-cell office:value-type="string" calcext:value-type="string">
            <text:p><text:s/>Bom aplicativo nos informa do que se passa no trajecto em que todos podemos contribuir para uma viagem em segurança,também já tive alguns contratempos com a aplicação mas nada impede que não dê esta pontuação. </text:p>
          </table:table-cell>
        </table:table-row>
        <table:table-row table:style-name="ro1">
          <table:table-cell office:value-type="string" calcext:value-type="string">
            <text:p><text:s/>O aplicativo é muito eficiente, porém, tem uma falha que inviabiliza o seu uso, ELE ACABA A BATERIA DE QUALQUER CELULAR. Muito pesado, o maps é absurdamente mais leve. </text:p>
          </table:table-cell>
        </table:table-row>
        <table:table-row table:style-name="ro1">
          <table:table-cell office:value-type="string" calcext:value-type="string">
            <text:p><text:s/>Tô avaliando ruim porque no meu celula na tá fucionando, não aparece o mapa nem muda do inglês para o português. Meu celular e um E7 <text:s/>Alguém pode me ajudar? ??? </text:p>
          </table:table-cell>
        </table:table-row>
        <table:table-row table:style-name="ro1">
          <table:table-cell office:value-type="string" calcext:value-type="string">
            <text:p><text:s/>1 estrela só pois , tiraram a opção das rotas curtas e rápidas ... E o zoom da navegação tbm é aopcao táxi ele não lê os corredores de ônibus!!! Pra que então serve a opção ? </text:p>
          </table:table-cell>
        </table:table-row>
        <table:table-row table:style-name="ro1">
          <table:table-cell office:value-type="string" calcext:value-type="string">
            <text:p><text:s/>Muito bom ao mostrar rotas e informações da via. Único problema é poder avisar polícia, que favorece quem está escapando dela, dificultando o trabalho e favorecendo a criminalidade. </text:p>
          </table:table-cell>
        </table:table-row>
        <table:table-row table:style-name="ro1">
          <table:table-cell office:value-type="string" calcext:value-type="string">
            <text:p><text:s/>Depois dá atualização não está mantendo o sinal e cai. E todas as vezes que troquei de celular não dá pra recuperar a minha conta antiga, acha mais logo aparece um problema e tenho que fazer uma nova. </text:p>
          </table:table-cell>
        </table:table-row>
        <table:table-row table:style-name="ro1">
          <table:table-cell office:value-type="string" calcext:value-type="string">
            <text:p><text:s/>Esteve melhor, ultimamente anda travando muito, e quando começa a dar problema, não carrega mais, nem se fechar o app e abrir novamente, o problema não é com o telefone pois outros aplicativos continuam rodando perfeitamente. Uma pena. </text:p>
          </table:table-cell>
        </table:table-row>
        <table:table-row table:style-name="ro1">
          <table:table-cell office:value-type="string" calcext:value-type="string">
            <text:p><text:s/>Muito. Ajuda e muito. Pena que quando a rede de dados troca de 4G para 3G ou 2G ele fica se perdido procurando rede. O ideal nestes casos é deixar o celular fixo na rede 3G </text:p>
          </table:table-cell>
        </table:table-row>
        <table:table-row table:style-name="ro1">
          <table:table-cell office:value-type="string" calcext:value-type="string">
            <text:p><text:s/>O aplicativo é bom. Entretanto, ultimamente está indicando caminhos mais curtos, porém mais demorados porque desvia de vias principais como avenidas. É bom ficar atento e ver o mapa antes de sair de casa. </text:p>
          </table:table-cell>
        </table:table-row>
        <table:table-row table:style-name="ro1">
          <table:table-cell office:value-type="string" calcext:value-type="string">
            <text:p><text:s/>Muito lento, quando vou fazer entregas de derruba, ele demora pra mostrar a direção pra q lado que eu tenho que ir 😐 e esta trava do muitoo e lentoo </text:p>
          </table:table-cell>
        </table:table-row>
        <table:table-row table:style-name="ro1">
          <table:table-cell office:value-type="string" calcext:value-type="string">
            <text:p><text:s/>Manda trajeto mais longo pede pra fazer volta na quadra sendo que o destino está a100 metros faz entrar em favela trajeto de 10minutos com ele leva 45minutos, demora muito pra abrir mais é bom por causa dos radares tem que melhorar um pouco </text:p>
          </table:table-cell>
        </table:table-row>
        <table:table-row table:style-name="ro1">
          <table:table-cell office:value-type="string" calcext:value-type="string">
            <text:p><text:s/>App é Bom, mas as últimas atualizações e deixando a desejar. Trabalho com app e está demorando muito para carregar os destinos dos usuários. Espero que resolvam </text:p>
          </table:table-cell>
        </table:table-row>
        <table:table-row table:style-name="ro1">
          <table:table-cell office:value-type="string" calcext:value-type="string">
            <text:p><text:s/>Precisa sempre está atualizando o sistema e fazer com que o waze evite entrar em favelas do Rio como por exemplo desativar essas ruas que entra nas comunidades ok fica aí a dica e não as que beram as favelas .... </text:p>
          </table:table-cell>
        </table:table-row>
        <table:table-row table:style-name="ro1">
          <table:table-cell office:value-type="string" calcext:value-type="string">
            <text:p><text:s/>Uso todos os dias, saio de muitos engarrafamentos com ele. Poderia ter a indicação de lugares perigosos ou dizer a distância para UPP mais próxima. Leiam João 3:16. Deus os abençoe!!! </text:p>
          </table:table-cell>
        </table:table-row>
        <table:table-row table:style-name="ro1">
          <table:table-cell office:value-type="string" calcext:value-type="string">
            <text:p><text:s/>Após atualização do app não vem funcionando bem, e tive que desinstalar e instalar novamente para ver se funciona... Caso contrário, <text:s/>terei que usar outro app.. </text:p>
          </table:table-cell>
        </table:table-row>
        <table:table-row table:style-name="ro1">
          <table:table-cell office:value-type="string" calcext:value-type="string">
            <text:p><text:s/>Ponto negativo Algumas vezes oferece rotas dando voltas e passando por locais perigosos. Ponto positivo Se destaca da concorrência por avisar radares. </text:p>
          </table:table-cell>
        </table:table-row>
        <table:table-row table:style-name="ro1">
          <table:table-cell office:value-type="string" calcext:value-type="string">
            <text:p><text:s/>Apesar de usar todo dia, dou 01 por ter que ficar atento se realmente ele esta certo. FALTA PRECISÃO. Se melhorar dou nota 5 </text:p>
          </table:table-cell>
        </table:table-row>
        <table:table-row table:style-name="ro1">
          <table:table-cell office:value-type="string" calcext:value-type="string">
            <text:p><text:s/>No Motorola X force não funciona, tem um Bug que diz "Sem sinal de GPS"!!! Não consigo usar de forma apropriada!!! Se houver uma atualização vou tentar utilizar o APP </text:p>
          </table:table-cell>
        </table:table-row>
        <table:table-row table:style-name="ro1">
          <table:table-cell office:value-type="string" calcext:value-type="string">
            <text:p><text:s/>Não tá aparecendo as rotas mas perto vc coloca pra ir pra um lugar ele escolhe a mas longe consertem isso rápido </text:p>
          </table:table-cell>
        </table:table-row>
        <table:table-row table:style-name="ro1">
          <table:table-cell office:value-type="string" calcext:value-type="string">
            <text:p><text:s/>Como resolver a perda constante de sinal?? <text:s/>Preciso do App pra trabalhar se alguém. Pode me ajudar por favor 62 9220 5765 </text:p>
          </table:table-cell>
        </table:table-row>
        <table:table-row table:style-name="ro1">
          <table:table-cell office:value-type="string" calcext:value-type="string">
            <text:p><text:s/>O marquinhos (Marco Luke) nunca me deixou na mão. Minha família e eu amamos esse app </text:p>
          </table:table-cell>
        </table:table-row>
        <table:table-row table:style-name="ro1">
          <table:table-cell office:value-type="string" calcext:value-type="string">
            <text:p><text:s/>Já foi bom.. hj com essa atualização não dá para usar pois fica sem sinal . </text:p>
          </table:table-cell>
        </table:table-row>
        <table:table-row table:style-name="ro1">
          <table:table-cell office:value-type="string" calcext:value-type="string">
            <text:p><text:s/>App muito bom, o problema ocorre quando se está dirigindo e do nada aparece uma propaganda para atrapalhar a visão do mapa. </text:p>
          </table:table-cell>
        </table:table-row>
        <table:table-row table:style-name="ro1">
          <table:table-cell office:value-type="string" calcext:value-type="string">
            <text:p><text:s/>Ele não recupera meu perfil. Passo todas as informação, ele encontra, mas não me deixar recuperar meu perfil. Tenho q ficar cadastrando tudo de novo. </text:p>
          </table:table-cell>
        </table:table-row>
        <table:table-row table:style-name="ro1">
          <table:table-cell office:value-type="string" calcext:value-type="string">
            <text:p><text:s/>Última versão não tem mais a rota alternativa para rodízio em são Paulo, achei totalmente sem noção tirarem isso </text:p>
          </table:table-cell>
        </table:table-row>
        <table:table-row table:style-name="ro1">
          <table:table-cell office:value-type="string" calcext:value-type="string">
            <text:p><text:s/>Essa última atualização acabou com o aplicativo...sou motorista de Uber e o waze não consegue instalar a linguagem e fecha...vou ter q trabalhar com o maps....arrumem isso por favor </text:p>
          </table:table-cell>
        </table:table-row>
        <table:table-row table:style-name="ro1">
          <table:table-cell office:value-type="string" calcext:value-type="string">
            <text:p><text:s/>porém após a última atualização não tem mais a opção de caminho curto ou mais rápido na navegação deste dias atrás me mandou numa via mais rápida <text:s/>que passava no meu de uma <text:s/>favela que saia na Av Hebe Camargo. Achei Perigoso </text:p>
          </table:table-cell>
        </table:table-row>
        <table:table-row table:style-name="ro1">
          <table:table-cell office:value-type="string" calcext:value-type="string">
            <text:p><text:s/>Dando erro de GPS sem sinal, poderia também mostra no mapa o lado da pista que a gente tem que ficar no caso de sentido único fica mais fácil na hora que for preciso virar ja tem por voz mas se mostrasse antes no mapa seria bom também </text:p>
          </table:table-cell>
        </table:table-row>
        <table:table-row table:style-name="ro1">
          <table:table-cell office:value-type="string" calcext:value-type="string">
            <text:p><text:s/>Muito bom e muito útil mais deixa a desejar como por exemplo quando vc cria a conta você fica conectado no waze App Mais quando vc sai e tenta entrar novamente ele não entra da erro e diz que não ta registrado. </text:p>
          </table:table-cell>
        </table:table-row>
        <table:table-row table:style-name="ro1">
          <table:table-cell office:value-type="string" calcext:value-type="string">
            <text:p><text:s/>Por que tirou a preferência por rota mais rápida e mais curta? <text:s/>Depois da ultima atualização mesmo sem <text:s/>transito ele faz o direcionamento para ruas pequenas e estreitas dentro dos bairros e nao utiliza as principais, fazendo a rota ficar mais demorada. </text:p>
          </table:table-cell>
        </table:table-row>
        <table:table-row table:style-name="ro1">
          <table:table-cell office:value-type="string" calcext:value-type="string">
            <text:p><text:s/>Muito bom. É facil de começar a usar mas tem muitas opções pra configurar se você gosta de fuçar como eu, as previsões de tempo de chegada no destino são muito boas e a atualização em tempo real sas condições do trânsito são top. </text:p>
          </table:table-cell>
        </table:table-row>
        <table:table-row table:style-name="ro1">
          <table:table-cell office:value-type="string" calcext:value-type="string">
            <text:p><text:s/>Horrível! Calcula com o tempo de reação de um app dos anos 2000 e nos promove os caminhos mais perigosos/duvidosos como se o Brasil fosse um parque temático da Disney. Eu indicaria para alguém que esteja querendo ser morto ou sofrer um sequestro relâmpago. </text:p>
          </table:table-cell>
        </table:table-row>
        <table:table-row table:style-name="ro1">
          <table:table-cell office:value-type="string" calcext:value-type="string">
            <text:p><text:s/>O app deveria conciliar as sugestoes se trajeto com os horarios de funcionamento de balsas por exemplo. O app me sugeriu um trajeto, mas quando cheguei ao ponto de embarque da balsa a mesma ja nao estava mais em horario de funcionamento. Perdi meu evento e rodei 600km atoa. :( </text:p>
          </table:table-cell>
        </table:table-row>
        <table:table-row table:style-name="ro1">
          <table:table-cell office:value-type="string" calcext:value-type="string">
            <text:p><text:s/>Sei lá não funciona bem, enquanto tá conectado no 4g funciona bem mas quando sai da cobertura 4g começa a perder sinal do GPS com frequência, achava que era meu aparelho um Redmi 2 pro mas agora estou com um Moto G4 plus e da o mesmo problema, não sei se é alguma interferência do sinal da operadora mas não funciona bem não tem jeito. Não tem a opção de combustível GNV. </text:p>
          </table:table-cell>
        </table:table-row>
        <table:table-row table:style-name="ro1">
          <table:table-cell office:value-type="string" calcext:value-type="string">
            <text:p><text:s/>Quando lançou o APP era ótimo! Agora sai fora da rota sempre, fica recalculando direto e já fez eu cair em lugares perigosos 2X. Esta na hora de melhorarem. Ou teremos que procurar outro APP </text:p>
          </table:table-cell>
        </table:table-row>
        <table:table-row table:style-name="ro1">
          <table:table-cell office:value-type="string" calcext:value-type="string">
            <text:p><text:s/>Eu não sei o que acontece com o Waze aqui em São Paulo. Já foi ótima . <text:s/>Simplesmente não funciona direito. Tenho um moto G4 com 8G. Já pensei em trocar de celular mas já me disseram que o problema é da Waze mesmo que passou a não prestar. E não é pouca as pessoas que estão decepcionadas . </text:p>
          </table:table-cell>
        </table:table-row>
        <table:table-row table:style-name="ro1">
          <table:table-cell office:value-type="string" calcext:value-type="string">
            <text:p><text:s/>Está melhor . Vou testar hoje a nova atualização para motociclistas. Mas tem que ter no sinalizador de alertas a opção areia na curva! Isso é muito importante para nós pilotos e óleo na pista muito comum aqui no Brasil. Diz o teste em 3 semanas e mesmo com a nova atualização para motociclistas as rotas estão meio burras dando voltas desnecessárias e não tem ainda os alertas que ajudam os motociclistas como areia óleo na pista e chuva. Esperando por esta atualização. </text:p>
          </table:table-cell>
        </table:table-row>
        <table:table-row table:style-name="ro1">
          <table:table-cell office:value-type="string" calcext:value-type="string">
            <text:p><text:s/>porém após a última atualização não tem mais a opção de caminho curto ou mais rápido na navegação deste dias atrás me mandou numa via mais rápida <text:s/>que passava no meu de uma <text:s/>favela que saia na Av Hebe Camargo. Achei Perigoso </text:p>
          </table:table-cell>
        </table:table-row>
        <table:table-row table:style-name="ro1">
          <table:table-cell office:value-type="string" calcext:value-type="string">
            <text:p><text:s/>Muito bom , mais de semana passada para ca tem ficado estranho , tem aparecido procurando sinal de GPS, achei que podia ser meu telefone mais não é , tenho outros gps instalado e estão funcionando normalmente, meu preferido e waze mais com esse probleminha tem usado só as vezes espero que resolvam isso o mais rápido possível. </text:p>
          </table:table-cell>
        </table:table-row>
        <table:table-row table:style-name="ro1">
          <table:table-cell office:value-type="string" calcext:value-type="string">
            <text:p><text:s/>REALMENTE!!! NÃO PALAVRAS!!! POSSO FALAR: MUITO OBRIGADA, POR TUDO , O ANO INTEIRO DE DEDICAÇÃO E AMOR À TODOS SEM EXCESSÃO DE ALNIRA ALVES.UM BEIJO E ABRAÇOS <text:s/>DE ALNIRA M.P.ALVES E FAMÍLIA. FELIZ ANO NOVO 2017/ 2018 DEUS ESTEJA COM NÓS EM 2018 .ASSIM SEJA, AMÉM!!!AMIGA ALNIRA ALVES BEIJO E ABRAÇOS DA MÃE AMANHÃ VENHA COM DEUS TE GUARDE <text:s/>!!!AMIGA ALNIRA ALVES </text:p>
          </table:table-cell>
        </table:table-row>
        <table:table-row table:style-name="ro1">
          <table:table-cell office:value-type="string" calcext:value-type="string">
            <text:p><text:s/>O App não é confiável para projetar o tempo de viagem. Hoje as 17h dizia que levaria 3h para ir de Cabo Frio ao Rio. Estou dentro do carro a 3h30 e nem cheguei na Niterói Manilha. <text:s/>Tem que melhorar muito isso. </text:p>
          </table:table-cell>
        </table:table-row>
        <table:table-row table:style-name="ro1">
          <table:table-cell office:value-type="string" calcext:value-type="string">
            <text:p><text:s/>Já foi muito bom... tem muitos anos que uso e só vejo a qualidade cair a cada dia que passa. Não da mais as melhores rotas. Demora para atualizar e acaba deixando preso no trânsito. Sem concorrência a qualidade acaba e isto está acontecendo com o waze. </text:p>
          </table:table-cell>
        </table:table-row>
        <table:table-row table:style-name="ro1">
          <table:table-cell office:value-type="string" calcext:value-type="string">
            <text:p><text:s/>Muito bom. É facil de começar a usar mas tem muitas opções pra configurar se você gosta de fuçar como eu, as previsões de tempo de chegada no destino são muito boas e a atualização em tempo real sas condições do trânsito são top. </text:p>
          </table:table-cell>
        </table:table-row>
        <table:table-row table:style-name="ro1">
          <table:table-cell office:value-type="string" calcext:value-type="string">
            <text:p><text:s/>Aplicativo perfeito, consigo fazer absolutamente tudo que preciso em lugares distantes, sem se quer errar uma rua... Ótimo As pessoas que reclamam são pessoas como das que querem que o aplicativo levem eles sem que os mesmo tente raciocinar o mínimo possível.. </text:p>
          </table:table-cell>
        </table:table-row>
        <table:table-row table:style-name="ro1">
          <table:table-cell office:value-type="string" calcext:value-type="string">
            <text:p><text:s/>Depois da última atualização ficou ruim achar os endereços corretos na minha cidade. Digito o endereço que quero ir e ele acha uma rua com o mesmo nome em outras cidades. Agora tenho que ficar digitando o nome da minha cidade depois do nome da rua. </text:p>
          </table:table-cell>
        </table:table-row>
        <table:table-row table:style-name="ro1">
          <table:table-cell office:value-type="string" calcext:value-type="string">
            <text:p><text:s/>Muitas informações desnecessárias na tela, a todo minuto temos que ficar tirando a mão do volante pra apagar as informações, travando, perdendo sinal GPS, tá o pior dos piores, esse que já foi o melhor de todos, contrataram um nerd pra estragar o aplicativo. </text:p>
          </table:table-cell>
        </table:table-row>
        <table:table-row table:style-name="ro1">
          <table:table-cell office:value-type="string" calcext:value-type="string">
            <text:p><text:s/>Creio q depois da ultima atualização o aplicativo não vem funcionando bem, por diversas vezes fica sem procurando rede, sou motorista de APP e gosto de utiliza lo, porem nos últimos tempos esta difícil ... Acho um ótimo APP mas esta deixando a desejar no momento </text:p>
          </table:table-cell>
        </table:table-row>
        <table:table-row table:style-name="ro1">
          <table:table-cell office:value-type="string" calcext:value-type="string">
            <text:p><text:s/>O aplicativo é bom. Entretanto, ultimamente está indicando caminhos mais curtos, porém mais demorados porque desvia de vias principais como avenidas. É bom ficar atento e ver o mapa antes de sair de casa. </text:p>
          </table:table-cell>
        </table:table-row>
        <table:table-row table:style-name="ro1">
          <table:table-cell office:value-type="string" calcext:value-type="string">
            <text:p><text:s/>Vcs tem que pensar também nos caminhoneiros, sobre altura de pontes e viadutos e ruas que não é permitido o trânsito de caminhões já pra não ter dor de cabeça e pensar em motoqueiros também né, apresentar também área de risco de roubos ok valeu!!! </text:p>
          </table:table-cell>
        </table:table-row>
        <table:table-row table:style-name="ro1">
          <table:table-cell office:value-type="string" calcext:value-type="string">
            <text:p><text:s/>Imbatível navegador!!! Sugiro apenas para ficar melhor que o navegante pudesse selecionar o veículo. Por exemplo: aqui em Brasília temos muitos ciclistas, e de repente se eles pudessem usar o app e meio que seus dispositivos emitissem um sinal para quem está de carro, um alerta para os condutores ficarem mais atentos... Seria ótimo! </text:p>
          </table:table-cell>
        </table:table-row>
        <table:table-row table:style-name="ro1">
          <table:table-cell office:value-type="string" calcext:value-type="string">
            <text:p><text:s/>O aplicativo é muito bom e útil, só que a narração não funciona bem. Em alguns momentos ele fala em outros fica mudo fazendo com que vc tenha que ver mais do que ouvir. </text:p>
          </table:table-cell>
        </table:table-row>
        <table:table-row table:style-name="ro1">
          <table:table-cell office:value-type="string" calcext:value-type="string">
            <text:p><text:s/>App muito bom só não é perfeito porque não emite sinal de radar a frente ele mostra o radar no mapa mas não emite alerta seria interessante se emitisse alerta sonoro pouco antes de passar por um radar fora isso é ótimo! </text:p>
          </table:table-cell>
        </table:table-row>
        <table:table-row table:style-name="ro1">
          <table:table-cell office:value-type="string" calcext:value-type="string">
            <text:p><text:s/>Depois dá atualização não está mantendo o sinal e cai. E todas as vezes que troquei de celular não dá pra recuperar a minha conta antiga, acha mais logo aparece um problema e tenho que fazer uma nova. </text:p>
          </table:table-cell>
        </table:table-row>
        <table:table-row table:style-name="ro1">
          <table:table-cell office:value-type="string" calcext:value-type="string">
            <text:p><text:s/>Por que tirou a preferência por rota mais rápida e mais curta? <text:s/>Depois da ultima atualização mesmo sem <text:s/>transito ele faz o direcionamento para ruas pequenas e estreitas dentro dos bairros e nao utiliza as principais, fazendo a rota ficar mais demorada. </text:p>
          </table:table-cell>
        </table:table-row>
        <table:table-row table:style-name="ro1">
          <table:table-cell office:value-type="string" calcext:value-type="string">
            <text:p><text:s/>Excelente para usar nas estradas, junto com o radardroid. Por ser mantido pelos usuários, ficamos sabendo na hora quando tem um congestionamento ou acidente por exemplo. Não é tão preciso para procurar um endereço na cidade. Agora integrado com a Arteris na BR101. </text:p>
          </table:table-cell>
        </table:table-row>
        <table:table-row table:style-name="ro1">
          <table:table-cell office:value-type="string" calcext:value-type="string">
            <text:p><text:s/>Tô avaliando ruim porque no meu celula na tá fucionando, não aparece o mapa nem muda do inglês para o português. Meu celular e um E7 <text:s/>Alguém pode me ajudar? ??? </text:p>
          </table:table-cell>
        </table:table-row>
        <table:table-row table:style-name="ro1">
          <table:table-cell office:value-type="string" calcext:value-type="string">
            <text:p><text:s/>Após atualização do app não vem funcionando bem, e tive que desinstalar e instalar novamente para ver se funciona... Caso contrário, <text:s/>terei que usar outro app.. </text:p>
          </table:table-cell>
        </table:table-row>
        <table:table-row table:style-name="ro1">
          <table:table-cell office:value-type="string" calcext:value-type="string">
            <text:p><text:s/>Apesar de exibir o radar no mapa, nem sempre dá aviso sonoro sobre ele. Deveria avisar sempre, visto que você não fica dirigindo olhando para o mapa. É ridículo. </text:p>
          </table:table-cell>
        </table:table-row>
        <table:table-row table:style-name="ro1">
          <table:table-cell office:value-type="string" calcext:value-type="string">
            <text:p><text:s/>Esteve melhor, ultimamente anda travando muito, e quando começa a dar problema, não carrega mais, nem se fechar o app e abrir novamente, o problema não é com o telefone pois outros aplicativos continuam rodando perfeitamente. Uma pena. </text:p>
          </table:table-cell>
        </table:table-row>
        <table:table-row table:style-name="ro1">
          <table:table-cell office:value-type="string" calcext:value-type="string">
            <text:p><text:s/>Nossa já vi tanta reclamação e ainda nada dos desenvolvedores dá uma resposta pra gente axo q eles não taum nem aí com o usuário... </text:p>
          </table:table-cell>
        </table:table-row>
        <table:table-row table:style-name="ro1">
          <table:table-cell office:value-type="string" calcext:value-type="string">
            <text:p><text:s/>Após a última atualização, o app não carrega completo, apagando a tela no meio da execução. Não consigo mais navegar. Ficou muito ruim! </text:p>
          </table:table-cell>
        </table:table-row>
        <table:table-row table:style-name="ro1">
          <table:table-cell office:value-type="string" calcext:value-type="string">
            <text:p><text:s/>Poderia avisar sobre áreas perigosas através dos usuários ao invés de anunciar a localização de polícia e poderia usar esta informação , para tirar o usuário de rotas perigosas <text:s/>. </text:p>
          </table:table-cell>
        </table:table-row>
        <table:table-row table:style-name="ro1">
          <table:table-cell office:value-type="string" calcext:value-type="string">
            <text:p><text:s/>Vc deveriam informar as favelas no mapa e dizer ser área <text:s/>Risco. Pois trabalho como une e seria muitíssimo útil para todos nos. Façam isto por favor. </text:p>
          </table:table-cell>
        </table:table-row>
        <table:table-row table:style-name="ro1">
          <table:table-cell office:value-type="string" calcext:value-type="string">
            <text:p><text:s/>Não está mais funcionandi cono antes... atrasa não dá mais a posição correta de todos os lugares. Ta falhando. Estou preferindo o google maps. </text:p>
          </table:table-cell>
        </table:table-row>
        <table:table-row table:style-name="ro1">
          <table:table-cell office:value-type="string" calcext:value-type="string">
            <text:p><text:s/>Muito bom e muito útil mais deixa a desejar como por exemplo quando vc cria a conta você fica conectado no waze App Mais quando vc sai e tenta entrar novamente ele não entra da erro e diz que não ta registrado. </text:p>
          </table:table-cell>
        </table:table-row>
        <table:table-row table:style-name="ro1">
          <table:table-cell office:value-type="string" calcext:value-type="string">
            <text:p><text:s/>Vocês podiam fazem um modo de tela cheia, pra evitar o burnin dos modelos que têm botão virtual. Vocês aumentaram muito as indicações escritas depois da atualização, está prejudicando a navegação. </text:p>
          </table:table-cell>
        </table:table-row>
        <table:table-row table:style-name="ro1">
          <table:table-cell office:value-type="string" calcext:value-type="string">
            <text:p><text:s/>Uso todos os dias, saio de muitos engarrafamentos com ele. Poderia ter a indicação de lugares perigosos ou dizer a distância para UPP mais próxima. Leiam João 3:16. Deus os abençoe!!! </text:p>
          </table:table-cell>
        </table:table-row>
        <table:table-row table:style-name="ro1">
          <table:table-cell office:value-type="string" calcext:value-type="string">
            <text:p><text:s/>Como resolver a perda constante de sinal?? <text:s/>Preciso do App pra trabalhar se alguém. Pode me ajudar por favor 62 9220 5765 </text:p>
          </table:table-cell>
        </table:table-row>
        <table:table-row table:style-name="ro1">
          <table:table-cell office:value-type="string" calcext:value-type="string">
            <text:p><text:s/>O app trava e a orientação é imprecisa. Precisa melhorar bastante. Os demais recursos são excelentes mas de modo geral deixa a desejar. </text:p>
          </table:table-cell>
        </table:table-row>
        <table:table-row table:style-name="ro1">
          <table:table-cell office:value-type="string" calcext:value-type="string">
            <text:p><text:s/>Péssimo! <text:s text:c="2"/>Toda hora "sem sinal GPS". <text:s text:c="2"/>Deixa na mão! <text:s text:c="3"/>Seria bom atualizar e identificar os postos que tem GNV na busca "posto de combustível". </text:p>
          </table:table-cell>
        </table:table-row>
        <table:table-row table:style-name="ro1">
          <table:table-cell office:value-type="string" calcext:value-type="string">
            <text:p><text:s/>Bom dia era pra ter opção de desativar engarrafamentos muitas das vezes já está fluindo bem o tráfico, por ter pessoas que não sabem distinguir o que transito de sinal e engarrafamento... Outra as distância nunca batem igual a do veículo, os erros de milímetros são grande para quem dirigi Uber </text:p>
          </table:table-cell>
        </table:table-row>
        <table:table-row table:style-name="ro1">
          <table:table-cell office:value-type="string" calcext:value-type="string">
            <text:p><text:s/>Não gostei que tivessem tirado a opção de escolher entre percurso rápido ou percurso curto. Coloquei 2 posts nos fóruns (no internacional, em inglês e no local, em português) e ninguém dá a cara explicando o porquê ou qual a opção à funcionalidade retirada. </text:p>
          </table:table-cell>
        </table:table-row>
        <table:table-row table:style-name="ro1">
          <table:table-cell office:value-type="string" calcext:value-type="string">
            <text:p><text:s/>Gente vcs melhoraram muito este aplicativo estão de parabéns só que pra caminhoneiro está complicado vc não colocaram programa específico pra caminha ele joga a gente em muito lugar que não pode passar caminhão ruas que nem cabe caminhão se puderem melherom isso um abraço </text:p>
          </table:table-cell>
        </table:table-row>
        <table:table-row table:style-name="ro1">
          <table:table-cell office:value-type="string" calcext:value-type="string">
            <text:p><text:s/>Horrível! Calcula com o tempo de reação de um app dos anos 2000 e nos promove os caminhos mais perigosos/duvidosos como se o Brasil fosse um parque temático da Disney. Eu indicaria para alguém que esteja querendo ser morto ou sofrer um sequestro relâmpago. </text:p>
          </table:table-cell>
        </table:table-row>
        <table:table-row table:style-name="ro1">
          <table:table-cell office:value-type="string" calcext:value-type="string">
            <text:p><text:s/>Depois dá atualização não está mantendo o sinal e cai. E todas as vezes que troquei de celular não dá pra recuperar a minha conta antiga, acha mais logo aparece um problema e tenho que fazer uma nova. </text:p>
          </table:table-cell>
        </table:table-row>
        <table:table-row table:style-name="ro1">
          <table:table-cell office:value-type="string" calcext:value-type="string">
            <text:p><text:s/>Esta muito bom, falta alguns ajustes tipo o locutor esta muito robotico. Sei que mais melhorias estao para acontecer em breve pelo menos assim espero. Parabens ate ao momento a melhor apk </text:p>
          </table:table-cell>
        </table:table-row>
        <table:table-row table:style-name="ro1">
          <table:table-cell office:value-type="string" calcext:value-type="string">
            <text:p><text:s/>Vcs tem que pensar também nos caminhoneiros, sobre altura de pontes e viadutos e ruas que não é permitido o trânsito de caminhões já pra não ter dor de cabeça e pensar em motoqueiros também né, apresentar também área de risco de roubos ok valeu!!! </text:p>
          </table:table-cell>
        </table:table-row>
        <table:table-row table:style-name="ro1">
          <table:table-cell office:value-type="string" calcext:value-type="string">
            <text:p><text:s/>Eu não sei o que acontece com o Waze aqui em São Paulo. Já foi ótima . <text:s/>Simplesmente não funciona direito. Tenho um moto G4 com 8G. Já pensei em trocar de celular mas já me disseram que o problema é da Waze mesmo que passou a não prestar. E não é pouca as pessoas que estão decepcionadas . </text:p>
          </table:table-cell>
        </table:table-row>
        <table:table-row table:style-name="ro1">
          <table:table-cell office:value-type="string" calcext:value-type="string">
            <text:p><text:s/>A veracidade doa preços de combustiveis está horrivel. Deveriam implementar a verificação da informação por foto! Tem muito usuário safado inserindo informação errada de proposito! </text:p>
          </table:table-cell>
        </table:table-row>
        <table:table-row table:style-name="ro1">
          <table:table-cell office:value-type="string" calcext:value-type="string">
            <text:p><text:s/>Após atualização do app não vem funcionando bem, e tive que desinstalar e instalar novamente para ver se funciona... Caso contrário, <text:s/>terei que usar outro app.. </text:p>
          </table:table-cell>
        </table:table-row>
        <table:table-row table:style-name="ro1">
          <table:table-cell office:value-type="string" calcext:value-type="string">
            <text:p><text:s/>A única coisa q eu acho q podia melhor e a respeito dos postos de combustíveis pós hoje em dia boa parte dos carros tem GNV e no Waze só aparece preço para carros flex então eu acho q podiam atualizar com essa função aí ficaria 10 </text:p>
          </table:table-cell>
        </table:table-row>
        <table:table-row table:style-name="ro1">
          <table:table-cell office:value-type="string" calcext:value-type="string">
            <text:p><text:s/>Poderia avisar sobre áreas perigosas através dos usuários ao invés de anunciar a localização de polícia e poderia usar esta informação , para tirar o usuário de rotas perigosas <text:s/>. </text:p>
          </table:table-cell>
        </table:table-row>
        <table:table-row table:style-name="ro1">
          <table:table-cell office:value-type="string" calcext:value-type="string">
            <text:p><text:s/>App é Bom, mas as últimas atualizações e deixando a desejar. Trabalho com app e está demorando muito para carregar os destinos dos usuários. Espero que resolvam </text:p>
          </table:table-cell>
        </table:table-row>
        <table:table-row table:style-name="ro1">
          <table:table-cell office:value-type="string" calcext:value-type="string">
            <text:p><text:s/>Esteve melhor, ultimamente anda travando muito, e quando começa a dar problema, não carrega mais, nem se fechar o app e abrir novamente, o problema não é com o telefone pois outros aplicativos continuam rodando perfeitamente. Uma pena. </text:p>
          </table:table-cell>
        </table:table-row>
        <table:table-row table:style-name="ro1">
          <table:table-cell office:value-type="string" calcext:value-type="string">
            <text:p><text:s/>Depois da última atualização, para usar ele em app de transportes ele não funciona direito, vc coloca navegação ele não vai agora a tela de navegação direto passa um monte de tela e de estacionamento antes... Pelo amor de Deus arrumem isso </text:p>
          </table:table-cell>
        </table:table-row>
        <table:table-row table:style-name="ro1">
          <table:table-cell office:value-type="string" calcext:value-type="string">
            <text:p><text:s/>Excelente aplicativo, achei mais preciso que o GPS, mas acho que algumas ferramentas podem ser aperfeiçoadas como por exemplo, disponibilização de acesso e funcionamento do aplicativo em locais onde não há internet. </text:p>
          </table:table-cell>
        </table:table-row>
        <table:table-row table:style-name="ro1">
          <table:table-cell office:value-type="string" calcext:value-type="string">
            <text:p><text:s/>Apesar de exibir o radar no mapa, nem sempre dá aviso sonoro sobre ele. Deveria avisar sempre, visto que você não fica dirigindo olhando para o mapa. É ridículo. </text:p>
          </table:table-cell>
        </table:table-row>
        <table:table-row table:style-name="ro1">
          <table:table-cell office:value-type="string" calcext:value-type="string">
            <text:p><text:s/>Precisa sempre está atualizando o sistema e fazer com que o waze evite entrar em favelas do Rio como por exemplo desativar essas ruas que entra nas comunidades ok fica aí a dica e não as que beram as favelas .... </text:p>
          </table:table-cell>
        </table:table-row>
        <table:table-row table:style-name="ro1">
          <table:table-cell office:value-type="string" calcext:value-type="string">
            <text:p><text:s/>Não está funcionando corretamente no meu aparelho. Ele encontra minha posição, porém quando traço um destino e pressiono "ir" ele simplesmente diz ter perdido o sinal do GPS. Outros aplicativos como o Google Maps funcionam normalmente para mim. </text:p>
          </table:table-cell>
        </table:table-row>
        <table:table-row table:style-name="ro1">
          <table:table-cell office:value-type="string" calcext:value-type="string">
            <text:p><text:s/>Tô avaliando ruim porque no meu celula na tá fucionando, não aparece o mapa nem muda do inglês para o português. Meu celular e um E7 <text:s/>Alguém pode me ajudar? ??? </text:p>
          </table:table-cell>
        </table:table-row>
        <table:table-row table:style-name="ro1">
          <table:table-cell office:value-type="string" calcext:value-type="string">
            <text:p><text:s/>É uma boa ferramenta no trânsito,Mais <text:s/>as vezes fica louco, faz caminho mais longos demora para atualizar quando o trânsito melhora e <text:s/>quando atualizado as vezes muda configurações sozinho !! Já foi melhor!! </text:p>
          </table:table-cell>
        </table:table-row>
        <table:table-row table:style-name="ro1">
          <table:table-cell office:value-type="string" calcext:value-type="string">
            <text:p><text:s/>Como resolver a perda constante de sinal?? <text:s/>Preciso do App pra trabalhar se alguém. Pode me ajudar por favor 62 9220 5765 </text:p>
          </table:table-cell>
        </table:table-row>
        <table:table-row table:style-name="ro1">
          <table:table-cell office:value-type="string" calcext:value-type="string">
            <text:p><text:s/>App muito bom, o problema ocorre quando se está dirigindo e do nada aparece uma propaganda para atrapalhar a visão do mapa. </text:p>
          </table:table-cell>
        </table:table-row>
        <table:table-row table:style-name="ro1">
          <table:table-cell office:value-type="string" calcext:value-type="string">
            <text:p><text:s/>Horrível, não sei se é problema com o Android mas no iOS funciona perfeitamente mas no Android não abre nenhum mapa o app fica instável fecha sozinho não funciona nada. </text:p>
          </table:table-cell>
        </table:table-row>
        <table:table-row table:style-name="ro1">
          <table:table-cell office:value-type="string" calcext:value-type="string">
            <text:p><text:s/>Última versão não tem mais a rota alternativa para rodízio em são Paulo, achei totalmente sem noção tirarem isso </text:p>
          </table:table-cell>
        </table:table-row>
        <table:table-row table:style-name="ro1">
          <table:table-cell office:value-type="string" calcext:value-type="string">
            <text:p><text:s/>A facilidade de indicar a rua sem dizer o nome ajuda muito em cidades que não conhecemos. </text:p>
          </table:table-cell>
        </table:table-row>
        <table:table-row table:style-name="ro1">
          <table:table-cell office:value-type="string" calcext:value-type="string">
            <text:p><text:s/>Antes ótimo App, só que de um dia pro outro a opção de Rodízio sumiu do Waze. </text:p>
          </table:table-cell>
        </table:table-row>
        <table:table-row table:style-name="ro1">
          <table:table-cell office:value-type="string" calcext:value-type="string">
            <text:p><text:s/>Não tá aparecendo as rotas mas perto vc coloca pra ir pra um lugar ele escolhe a mas longe consertem isso rápido </text:p>
          </table:table-cell>
        </table:table-row>
        <table:table-row table:style-name="ro1">
          <table:table-cell office:value-type="string" calcext:value-type="string">
            <text:p><text:s/>Péssimo! <text:s text:c="2"/>Toda hora "sem sinal GPS". <text:s text:c="2"/>Deixa na mão! <text:s text:c="3"/>Seria bom atualizar e identificar os postos que tem GNV na busca "posto de combustível". </text:p>
          </table:table-cell>
        </table:table-row>
        <table:table-row table:style-name="ro1">
          <table:table-cell office:value-type="string" calcext:value-type="string">
            <text:p><text:s/>porém após a última atualização não tem mais a opção de caminho curto ou mais rápido na navegação deste dias atrás me mandou numa via mais rápida <text:s/>que passava no meu de uma <text:s/>favela que saia na Av Hebe Camargo. Achei Perigoso </text:p>
          </table:table-cell>
        </table:table-row>
        <table:table-row table:style-name="ro1">
          <table:table-cell office:value-type="string" calcext:value-type="string">
            <text:p><text:s/>Dando erro de GPS sem sinal, poderia também mostra no mapa o lado da pista que a gente tem que ficar no caso de sentido único fica mais fácil na hora que for preciso virar ja tem por voz mas se mostrasse antes no mapa seria bom também </text:p>
          </table:table-cell>
        </table:table-row>
        <table:table-row table:style-name="ro1">
          <table:table-cell office:value-type="string" calcext:value-type="string">
            <text:p><text:s/>Muito bom e muito útil mais deixa a desejar como por exemplo quando vc cria a conta você fica conectado no waze App Mais quando vc sai e tenta entrar novamente ele não entra da erro e diz que não ta registrado. </text:p>
          </table:table-cell>
        </table:table-row>
        <table:table-row table:style-name="ro1">
          <table:table-cell office:value-type="string" calcext:value-type="string">
            <text:p><text:s/>Manda trajeto mais longo pede pra fazer volta na quadra sendo que o destino está a100 metros faz entrar em favela trajeto de 10minutos com ele leva 45minutos, demora muito pra abrir mais é bom por causa dos radares tem que melhorar um pouco </text:p>
          </table:table-cell>
        </table:table-row>
        <table:table-row table:style-name="ro1">
          <table:table-cell office:value-type="string" calcext:value-type="string">
            <text:p><text:s/>Por que tirou a preferência por rota mais rápida e mais curta? <text:s/>Depois da ultima atualização mesmo sem <text:s/>transito ele faz o direcionamento para ruas pequenas e estreitas dentro dos bairros e nao utiliza as principais, fazendo a rota ficar mais demorada. </text:p>
          </table:table-cell>
        </table:table-row>
        <table:table-row table:style-name="ro1">
          <table:table-cell office:value-type="string" calcext:value-type="string">
            <text:p><text:s/>Poderia ter a possibilidade de busca de endereço em um mapa, ou escolher um destino diretamente no mapa. </text:p>
          </table:table-cell>
        </table:table-row>
        <table:table-row table:style-name="ro1">
          <table:table-cell office:value-type="string" calcext:value-type="string">
            <text:p><text:s/>Muito bom. É facil de começar a usar mas tem muitas opções pra configurar se você gosta de fuçar como eu, as previsões de tempo de chegada no destino são muito boas e a atualização em tempo real sas condições do trânsito são top. </text:p>
          </table:table-cell>
        </table:table-row>
        <table:table-row table:style-name="ro1">
          <table:table-cell office:value-type="string" calcext:value-type="string">
            <text:p><text:s/>App muito bom só não é perfeito porque não emite sinal de radar a frente ele mostra o radar no mapa mas não emite alerta seria interessante se emitisse alerta sonoro pouco antes de passar por um radar fora isso é ótimo! </text:p>
          </table:table-cell>
        </table:table-row>
        <table:table-row table:style-name="ro1">
          <table:table-cell office:value-type="string" calcext:value-type="string">
            <text:p><text:s/>Achei excelente, porém estive em Goiânia essa semana, e eu acho que esse aplicativo estava de ressaca de fim de ano, eu ia em um endereço certo ele me mandava voltar para trás, mas é muito bom eu queria vir embora para Uberlândia e ele estava pedindo para eu ir para outra cidade </text:p>
          </table:table-cell>
        </table:table-row>
        <table:table-row table:style-name="ro1">
          <table:table-cell office:value-type="string" calcext:value-type="string">
            <text:p><text:s/>Ótimo app para identificar seu trajeto para seu destinatário, e nos ajuda a transitar com mais segurança principalmente nos alertando sobre as divergências no trânsito e o mais importante aponta onde estão os radares de velocidade que enche os bolsos dos governos que não fazem nada pra melhorar as condições dos condutores !!! </text:p>
          </table:table-cell>
        </table:table-row>
        <table:table-row table:style-name="ro1">
          <table:table-cell office:value-type="string" calcext:value-type="string">
            <text:p><text:s/>Aplicativo excelente, só não vou dar 5 estrelas por um motivo: quando os dados móveis cai ele trava a rota, não consegui ficar muito tempo em offline, as vezes te joga em outros lugares quando isso acontece, fora isso é o aplicativo mais completo de mapas, simples e dinâmico. </text:p>
          </table:table-cell>
        </table:table-row>
        <table:table-row table:style-name="ro1">
          <table:table-cell office:value-type="string" calcext:value-type="string">
            <text:p><text:s/>Muito bom , mais de semana passada para ca tem ficado estranho , tem aparecido procurando sinal de GPS, achei que podia ser meu telefone mais não é , tenho outros gps instalado e estão funcionando normalmente, meu preferido e waze mais com esse probleminha tem usado só as vezes espero que resolvam isso o mais rápido possível. </text:p>
          </table:table-cell>
        </table:table-row>
        <table:table-row table:style-name="ro1">
          <table:table-cell office:value-type="string" calcext:value-type="string">
            <text:p><text:s/>Excelente, muito preciso e não nos deixa na mão. Nota mil! Comprei um gps e na primeira viagem ja me mandou pra outro lugar do que o que eu realmente havia traçado, mas o waze foi excelente, inclusive errei a rota e ele em questão de segundos traçou outra rota para meu destino. </text:p>
          </table:table-cell>
        </table:table-row>
        <table:table-row table:style-name="ro1">
          <table:table-cell office:value-type="string" calcext:value-type="string">
            <text:p><text:s/>Já foi muito bom... tem muitos anos que uso e só vejo a qualidade cair a cada dia que passa. Não da mais as melhores rotas. Demora para atualizar e acaba deixando preso no trânsito. Sem concorrência a qualidade acaba e isto está acontecendo com o waze. </text:p>
          </table:table-cell>
        </table:table-row>
        <table:table-row table:style-name="ro1">
          <table:table-cell office:value-type="string" calcext:value-type="string">
            <text:p><text:s/>Gente vcs melhoraram muito este aplicativo estão de parabéns só que pra caminhoneiro está complicado vc não colocaram programa específico pra caminha ele joga a gente em muito lugar que não pode passar caminhão ruas que nem cabe caminhão se puderem melherom isso um abraço </text:p>
          </table:table-cell>
        </table:table-row>
        <table:table-row table:style-name="ro1">
          <table:table-cell office:value-type="string" calcext:value-type="string">
            <text:p><text:s/>Não gostei que tivessem tirado a opção de escolher entre percurso rápido ou percurso curto. Coloquei 2 posts nos fóruns (no internacional, em inglês e no local, em português) e ninguém dá a cara explicando o porquê ou qual a opção à funcionalidade retirada. </text:p>
          </table:table-cell>
        </table:table-row>
        <table:table-row table:style-name="ro1">
          <table:table-cell office:value-type="string" calcext:value-type="string">
            <text:p><text:s/>Antes era bom . Eu trabalho com Uber , aí antes apertava em navegar ele ia certinho agora ele faz um monte de perguntas antes de ir ao destino , favor ver isso ae. </text:p>
          </table:table-cell>
        </table:table-row>
        <table:table-row table:style-name="ro1">
          <table:table-cell office:value-type="string" calcext:value-type="string">
            <text:p><text:s/>Depois dá atualização não está mantendo o sinal e cai. E todas as vezes que troquei de celular não dá pra recuperar a minha conta antiga, acha mais logo aparece um problema e tenho que fazer uma nova. </text:p>
          </table:table-cell>
        </table:table-row>
        <table:table-row table:style-name="ro1">
          <table:table-cell office:value-type="string" calcext:value-type="string">
            <text:p><text:s/>Retiraram a opção de Rodízio veicular, calcula o tempo errado e muita das vezes, te tira de uma rota para jogar em uma totalmente engarrafada, só pelo fato de ser " 7 minutos mais rápida " !!!! </text:p>
          </table:table-cell>
        </table:table-row>
        <table:table-row table:style-name="ro1">
          <table:table-cell office:value-type="string" calcext:value-type="string">
            <text:p><text:s/>Esta muito bom, falta alguns ajustes tipo o locutor esta muito robotico. Sei que mais melhorias estao para acontecer em breve pelo menos assim espero. Parabens ate ao momento a melhor apk </text:p>
          </table:table-cell>
        </table:table-row>
        <table:table-row table:style-name="ro1">
          <table:table-cell office:value-type="string" calcext:value-type="string">
            <text:p><text:s/>Vcs tem que pensar também nos caminhoneiros, sobre altura de pontes e viadutos e ruas que não é permitido o trânsito de caminhões já pra não ter dor de cabeça e pensar em motoqueiros também né, apresentar também área de risco de roubos ok valeu!!! </text:p>
          </table:table-cell>
        </table:table-row>
        <table:table-row table:style-name="ro1">
          <table:table-cell office:value-type="string" calcext:value-type="string">
            <text:p><text:s/>Depois da compra da google agora está perfeito, foi atualizado agora, ficou fodástico! <text:s/>Mas o problema da conexão com Facebook sempre da problema quando sai uma atualização. </text:p>
          </table:table-cell>
        </table:table-row>
        <table:table-row table:style-name="ro1">
          <table:table-cell office:value-type="string" calcext:value-type="string">
            <text:p><text:s/>A única coisa q eu acho q podia melhor e a respeito dos postos de combustíveis pós hoje em dia boa parte dos carros tem GNV e no Waze só aparece preço para carros flex então eu acho q podiam atualizar com essa função aí ficaria 10 </text:p>
          </table:table-cell>
        </table:table-row>
        <table:table-row table:style-name="ro1">
          <table:table-cell office:value-type="string" calcext:value-type="string">
            <text:p><text:s/>Poderia avisar sobre áreas perigosas através dos usuários ao invés de anunciar a localização de polícia e poderia usar esta informação , para tirar o usuário de rotas perigosas <text:s/>. </text:p>
          </table:table-cell>
        </table:table-row>
        <table:table-row table:style-name="ro1">
          <table:table-cell office:value-type="string" calcext:value-type="string">
            <text:p><text:s/>App é Bom, mas as últimas atualizações e deixando a desejar. Trabalho com app e está demorando muito para carregar os destinos dos usuários. Espero que resolvam </text:p>
          </table:table-cell>
        </table:table-row>
        <table:table-row table:style-name="ro1">
          <table:table-cell office:value-type="string" calcext:value-type="string">
            <text:p><text:s/>Esteve melhor, ultimamente anda travando muito, e quando começa a dar problema, não carrega mais, nem se fechar o app e abrir novamente, o problema não é com o telefone pois outros aplicativos continuam rodando perfeitamente. Uma pena. </text:p>
          </table:table-cell>
        </table:table-row>
        <table:table-row table:style-name="ro1">
          <table:table-cell office:value-type="string" calcext:value-type="string">
            <text:p><text:s/>Não está funcionando corretamente no meu aparelho. Ele encontra minha posição, porém quando traço um destino e pressiono "ir" ele simplesmente diz ter perdido o sinal do GPS. Outros aplicativos como o Google Maps funcionam normalmente para mim. </text:p>
          </table:table-cell>
        </table:table-row>
        <table:table-row table:style-name="ro1">
          <table:table-cell office:value-type="string" calcext:value-type="string">
            <text:p><text:s/>Depois da última atualização, para usar ele em app de transportes ele não funciona direito, vc coloca navegação ele não vai agora a tela de navegação direto passa um monte de tela e de estacionamento antes... Pelo amor de Deus arrumem isso </text:p>
          </table:table-cell>
        </table:table-row>
        <table:table-row table:style-name="ro1">
          <table:table-cell office:value-type="string" calcext:value-type="string">
            <text:p><text:s/>Excelente aplicativo, achei mais preciso que o GPS, mas acho que algumas ferramentas podem ser aperfeiçoadas como por exemplo, disponibilização de acesso e funcionamento do aplicativo em locais onde não há internet. </text:p>
          </table:table-cell>
        </table:table-row>
        <table:table-row table:style-name="ro1">
          <table:table-cell office:value-type="string" calcext:value-type="string">
            <text:p><text:s/>A veracidade doa preços de combustiveis está horrivel. Deveriam implementar a verificação da informação por foto! Tem muito usuário safado inserindo informação errada de proposito! </text:p>
          </table:table-cell>
        </table:table-row>
        <table:table-row table:style-name="ro1">
          <table:table-cell office:value-type="string" calcext:value-type="string">
            <text:p><text:s/>Precisa sempre está atualizando o sistema e fazer com que o waze evite entrar em favelas do Rio como por exemplo desativar essas ruas que entra nas comunidades ok fica aí a dica e não as que beram as favelas .... </text:p>
          </table:table-cell>
        </table:table-row>
        <table:table-row table:style-name="ro1">
          <table:table-cell office:value-type="string" calcext:value-type="string">
            <text:p><text:s/>App muito bom, o problema ocorre quando se está dirigindo e do nada aparece uma propaganda para atrapalhar a visão do mapa. </text:p>
          </table:table-cell>
        </table:table-row>
        <table:table-row table:style-name="ro1">
          <table:table-cell office:value-type="string" calcext:value-type="string">
            <text:p><text:s/>Tô avaliando ruim porque no meu celula na tá fucionando, não aparece o mapa nem muda do inglês para o português. Meu celular e um E7 <text:s/>Alguém pode me ajudar? ??? </text:p>
          </table:table-cell>
        </table:table-row>
        <table:table-row table:style-name="ro1">
          <table:table-cell office:value-type="string" calcext:value-type="string">
            <text:p><text:s/>É uma boa ferramenta no trânsito,Mais <text:s/>as vezes fica louco, faz caminho mais longos demora para atualizar quando o trânsito melhora e <text:s/>quando atualizado as vezes muda configurações sozinho !! Já foi melhor!! </text:p>
          </table:table-cell>
        </table:table-row>
        <table:table-row table:style-name="ro1">
          <table:table-cell office:value-type="string" calcext:value-type="string">
            <text:p><text:s/>Como resolver a perda constante de sinal?? <text:s/>Preciso do App pra trabalhar se alguém. Pode me ajudar por favor 62 9220 5765 </text:p>
          </table:table-cell>
        </table:table-row>
        <table:table-row table:style-name="ro1">
          <table:table-cell office:value-type="string" calcext:value-type="string">
            <text:p><text:s/>Horrível, não sei se é problema com o Android mas no iOS funciona perfeitamente mas no Android não abre nenhum mapa o app fica instável fecha sozinho não funciona nada. </text:p>
          </table:table-cell>
        </table:table-row>
        <table:table-row table:style-name="ro1">
          <table:table-cell office:value-type="string" calcext:value-type="string">
            <text:p><text:s/>Última versão não tem mais a rota alternativa para rodízio em são Paulo, achei totalmente sem noção tirarem isso </text:p>
          </table:table-cell>
        </table:table-row>
        <table:table-row table:style-name="ro1">
          <table:table-cell office:value-type="string" calcext:value-type="string">
            <text:p><text:s/>A facilidade de indicar a rua sem dizer o nome ajuda muito em cidades que não conhecemos. </text:p>
          </table:table-cell>
        </table:table-row>
        <table:table-row table:style-name="ro1">
          <table:table-cell office:value-type="string" calcext:value-type="string">
            <text:p><text:s/>Antes ótimo App, só que de um dia pro outro a opção de Rodízio sumiu do Waze. </text:p>
          </table:table-cell>
        </table:table-row>
        <table:table-row table:style-name="ro1">
          <table:table-cell office:value-type="string" calcext:value-type="string">
            <text:p><text:s/>Não tá aparecendo as rotas mas perto vc coloca pra ir pra um lugar ele escolhe a mas longe consertem isso rápido </text:p>
          </table:table-cell>
        </table:table-row>
        <table:table-row table:style-name="ro1">
          <table:table-cell office:value-type="string" calcext:value-type="string">
            <text:p><text:s/>Péssimo! <text:s text:c="2"/>Toda hora "sem sinal GPS". <text:s text:c="2"/>Deixa na mão! <text:s text:c="3"/>Seria bom atualizar e identificar os postos que tem GNV na busca "posto de combustível". </text:p>
          </table:table-cell>
        </table:table-row>
        <table:table-row table:style-name="ro1">
          <table:table-cell office:value-type="string" calcext:value-type="string">
            <text:p><text:s/>porém após a última atualização não tem mais a opção de caminho curto ou mais rápido na navegação deste dias atrás me mandou numa via mais rápida <text:s/>que passava no meu de uma <text:s/>favela que saia na Av Hebe Camargo. Achei Perigoso </text:p>
          </table:table-cell>
        </table:table-row>
        <table:table-row table:style-name="ro1">
          <table:table-cell office:value-type="string" calcext:value-type="string">
            <text:p><text:s/>Único problema q acho q vão melhorar é que os radares na hora q passarem e mandar o alerta volte uns 1 km antes pq na hora q vem o alerta vc já está muito encima assim q fazer essa modificação volto a dar 5 estrelas </text:p>
          </table:table-cell>
        </table:table-row>
        <table:table-row table:style-name="ro1">
          <table:table-cell office:value-type="string" calcext:value-type="string">
            <text:p><text:s/>Dando erro de GPS sem sinal, poderia também mostra no mapa o lado da pista que a gente tem que ficar no caso de sentido único fica mais fácil na hora que for preciso virar ja tem por voz mas se mostrasse antes no mapa seria bom também </text:p>
          </table:table-cell>
        </table:table-row>
        <table:table-row table:style-name="ro1">
          <table:table-cell office:value-type="string" calcext:value-type="string">
            <text:p><text:s/>Muito bom e muito útil mais deixa a desejar como por exemplo quando vc cria a conta você fica conectado no waze App Mais quando vc sai e tenta entrar novamente ele não entra da erro e diz que não ta registrado. </text:p>
          </table:table-cell>
        </table:table-row>
        <table:table-row table:style-name="ro1">
          <table:table-cell office:value-type="string" calcext:value-type="string">
            <text:p><text:s/>Manda trajeto mais longo pede pra fazer volta na quadra sendo que o destino está a100 metros faz entrar em favela trajeto de 10minutos com ele leva 45minutos, demora muito pra abrir mais é bom por causa dos radares tem que melhorar um pouco </text:p>
          </table:table-cell>
        </table:table-row>
        <table:table-row table:style-name="ro1">
          <table:table-cell office:value-type="string" calcext:value-type="string">
            <text:p><text:s/>Só acho que deveria ser atualizado de dia é um trânsito e a noite é outro. As vzs usam a mesma programação e eu por usar na Uber a noite tem viagem que se torna mais longe por vcs não autorizarem em tempo real. </text:p>
          </table:table-cell>
        </table:table-row>
        <table:table-row table:style-name="ro1">
          <table:table-cell office:value-type="string" calcext:value-type="string">
            <text:p><text:s/>Por que tirou a preferência por rota mais rápida e mais curta? <text:s/>Depois da ultima atualização mesmo sem <text:s/>transito ele faz o direcionamento para ruas pequenas e estreitas dentro dos bairros e nao utiliza as principais, fazendo a rota ficar mais demorada. </text:p>
          </table:table-cell>
        </table:table-row>
        <table:table-row table:style-name="ro1">
          <table:table-cell office:value-type="string" calcext:value-type="string">
            <text:p><text:s/>Poderia ter a possibilidade de busca de endereço em um mapa, ou escolher um destino diretamente no mapa. </text:p>
          </table:table-cell>
        </table:table-row>
        <table:table-row table:style-name="ro1">
          <table:table-cell office:value-type="string" calcext:value-type="string">
            <text:p><text:s/>Já foi melhor. Agora dá problema o tempo todo de sem sinal no GPS. E tem uma BR que vai pra Rio das Ostras que ele não conhece, sem falar que tem muito radar que não avisa e os que avisa devia ser aviso sonoros além do aviso visual. <text:s/>Agora só aparece falha de comunicação com servidor de rotas e não calcula rota nenhuma. </text:p>
          </table:table-cell>
        </table:table-row>
        <table:table-row table:style-name="ro1">
          <table:table-cell office:value-type="string" calcext:value-type="string">
            <text:p><text:s/>Único problema q acho q vão melhorar é que os radares na hora q passarem e mandar o alerta volte uns 1 km antes pq na hora q vem o alerta vc já está muito encima assim q fazer essa modificação volto a dar 5 estrelas </text:p>
          </table:table-cell>
        </table:table-row>
        <table:table-row table:style-name="ro1">
          <table:table-cell office:value-type="string" calcext:value-type="string">
            <text:p><text:s/>Dando erro de GPS sem sinal, poderia também mostra no mapa o lado da pista que a gente tem que ficar no caso de sentido único fica mais fácil na hora que for preciso virar ja tem por voz mas se mostrasse antes no mapa seria bom também </text:p>
          </table:table-cell>
        </table:table-row>
        <table:table-row table:style-name="ro1">
          <table:table-cell office:value-type="string" calcext:value-type="string">
            <text:p><text:s/>GPS muito bom, precisava ter um jeito de a gente escolher o tamanho da barra preta que tem a flecha e o nome da rua e fazer a pesquisa 🔎 das ruas na cidade que estamos no momento e opções de baixar os mapas das cidades </text:p>
          </table:table-cell>
        </table:table-row>
        <table:table-row table:style-name="ro1">
          <table:table-cell office:value-type="string" calcext:value-type="string">
            <text:p><text:s/>Já foi o melhor mas hj para mim é o pior..por ser online deveria ser preciso porém o sinal do celular está perfeito e o GPS perde o sinal..acusa que estamos em outro lugar nada a ver..muita atualização desnecessários que estragou o app </text:p>
          </table:table-cell>
        </table:table-row>
        <table:table-row table:style-name="ro1">
          <table:table-cell office:value-type="string" calcext:value-type="string">
            <text:p><text:s/>Aplicativo perfeito, consigo fazer absolutamente tudo que preciso em lugares distantes, sem se quer errar uma rua... Ótimo As pessoas que reclamam são pessoas como das que querem que o aplicativo levem eles sem que os mesmo tente raciocinar o mínimo possível.. </text:p>
          </table:table-cell>
        </table:table-row>
        <table:table-row table:style-name="ro1">
          <table:table-cell office:value-type="string" calcext:value-type="string">
            <text:p><text:s/>Aplicativo excelente, só não vou dar 5 estrelas por um motivo: quando os dados móveis cai ele trava a rota, não consegui ficar muito tempo em offline, as vezes te joga em outros lugares quando isso acontece, fora isso é o aplicativo mais completo de mapas, simples e dinâmico. </text:p>
          </table:table-cell>
        </table:table-row>
        <table:table-row table:style-name="ro1">
          <table:table-cell office:value-type="string" calcext:value-type="string">
            <text:p><text:s/>App é bom, mas poderia ter mais funções off line e nas locuções vozes disponíveis não tem mais opção 'Marco Luque' que era melhor e mais divertida! Volta com a locução do Luque que dou 5 estrelas! </text:p>
          </table:table-cell>
        </table:table-row>
        <table:table-row table:style-name="ro1">
          <table:table-cell office:value-type="string" calcext:value-type="string">
            <text:p><text:s/>Muito ruim minha primeira <text:s/>experiência <text:s/>com esse wazer foi muito ruim foi indicado por amigos falando que é bom <text:s/>bom não sei para que App nem funcionou trava ainda tem gente que da 5 estrela para esse app </text:p>
          </table:table-cell>
        </table:table-row>
        <table:table-row table:style-name="ro1">
          <table:table-cell office:value-type="string" calcext:value-type="string">
            <text:p><text:s/>App muito bom só não é perfeito porque não emite sinal de radar a frente ele mostra o radar no mapa mas não emite alerta seria interessante se emitisse alerta sonoro pouco antes de passar por um radar fora isso é ótimo! </text:p>
          </table:table-cell>
        </table:table-row>
        <table:table-row table:style-name="ro1">
          <table:table-cell office:value-type="string" calcext:value-type="string">
            <text:p><text:s/>Usava direto, depois da última atualização que tiraram a opção de escolher a rota mais curta ou mais rápida, tornou-se um App inútil. Estou desinstalando e vou começar a usar o Google Maps. </text:p>
          </table:table-cell>
        </table:table-row>
        <table:table-row table:style-name="ro1">
          <table:table-cell office:value-type="string" calcext:value-type="string">
            <text:p><text:s/>Vcs tem que pensar também nos caminhoneiros, sobre altura de pontes e viadutos e ruas que não é permitido o trânsito de caminhões já pra não ter dor de cabeça e pensar em motoqueiros também né, apresentar também área de risco de roubos ok valeu!!! </text:p>
          </table:table-cell>
        </table:table-row>
        <table:table-row table:style-name="ro1">
          <table:table-cell office:value-type="string" calcext:value-type="string">
            <text:p><text:s/>A única coisa q eu acho q podia melhor e a respeito dos postos de combustíveis pós hoje em dia boa parte dos carros tem GNV e no Waze só aparece preço para carros flex então eu acho q podiam atualizar com essa função aí ficaria 10 </text:p>
          </table:table-cell>
        </table:table-row>
        <table:table-row table:style-name="ro1">
          <table:table-cell office:value-type="string" calcext:value-type="string">
            <text:p><text:s/>Não está funcionando corretamente no meu aparelho. Ele encontra minha posição, porém quando traço um destino e pressiono "ir" ele simplesmente diz ter perdido o sinal do GPS. Outros aplicativos como o Google Maps funcionam normalmente para mim. </text:p>
          </table:table-cell>
        </table:table-row>
        <table:table-row table:style-name="ro1">
          <table:table-cell office:value-type="string" calcext:value-type="string">
            <text:p><text:s/>Apesar de exibir o radar no mapa, nem sempre dá aviso sonoro sobre ele. Deveria avisar sempre, visto que você não fica dirigindo olhando para o mapa. É ridículo. </text:p>
          </table:table-cell>
        </table:table-row>
        <table:table-row table:style-name="ro1">
          <table:table-cell office:value-type="string" calcext:value-type="string">
            <text:p><text:s/>Esteve melhor, ultimamente anda travando muito, e quando começa a dar problema, não carrega mais, nem se fechar o app e abrir novamente, o problema não é com o telefone pois outros aplicativos continuam rodando perfeitamente. Uma pena. </text:p>
          </table:table-cell>
        </table:table-row>
        <table:table-row table:style-name="ro1">
          <table:table-cell office:value-type="string" calcext:value-type="string">
            <text:p><text:s/>Poderia avisar sobre áreas perigosas através dos usuários ao invés de anunciar a localização de polícia e poderia usar esta informação , para tirar o usuário de rotas perigosas <text:s/>. </text:p>
          </table:table-cell>
        </table:table-row>
        <table:table-row table:style-name="ro1">
          <table:table-cell office:value-type="string" calcext:value-type="string">
            <text:p><text:s/>É uma boa ferramenta no trânsito,Mais <text:s/>as vezes fica louco, faz caminho mais longos demora para atualizar quando o trânsito melhora e <text:s/>quando atualizado as vezes muda configurações sozinho !! Já foi melhor!! </text:p>
          </table:table-cell>
        </table:table-row>
        <table:table-row table:style-name="ro1">
          <table:table-cell office:value-type="string" calcext:value-type="string">
            <text:p><text:s/>Péssimo! <text:s text:c="2"/>Toda hora "sem sinal GPS". <text:s text:c="2"/>Deixa na mão! <text:s text:c="3"/>Seria bom atualizar e identificar os postos que tem GNV na busca "posto de combustível". </text:p>
          </table:table-cell>
        </table:table-row>
        <table:table-row table:style-name="ro1">
          <table:table-cell office:value-type="string" calcext:value-type="string">
            <text:p><text:s/>Tô avaliando ruim porque no meu celula na tá fucionando, não aparece o mapa nem muda do inglês para o português. Meu celular e um E7 <text:s/>Alguém pode me ajudar? ??? </text:p>
          </table:table-cell>
        </table:table-row>
        <table:table-row table:style-name="ro1">
          <table:table-cell office:value-type="string" calcext:value-type="string">
            <text:p><text:s/>Depois da compra da google agora está perfeito, foi atualizado agora, ficou fodástico! <text:s/>Mas o problema da conexão com Facebook sempre da problema quando sai uma atualização. </text:p>
          </table:table-cell>
        </table:table-row>
        <table:table-row table:style-name="ro1">
          <table:table-cell office:value-type="string" calcext:value-type="string">
            <text:p><text:s/>App é Bom, mas as últimas atualizações e deixando a desejar. Trabalho com app e está demorando muito para carregar os destinos dos usuários. Espero que resolvam </text:p>
          </table:table-cell>
        </table:table-row>
        <table:table-row table:style-name="ro1">
          <table:table-cell office:value-type="string" calcext:value-type="string">
            <text:p><text:s/>Deixou minha vida mais prática. Pena que retiraram a voz de Marco Luque. Deveria ficar sempre as boas vozes como opção. </text:p>
          </table:table-cell>
        </table:table-row>
        <table:table-row table:style-name="ro1">
          <table:table-cell office:value-type="string" calcext:value-type="string">
            <text:p><text:s/>Retiraram a opção de Rodízio veicular, calcula o tempo errado e muita das vezes, te tira de uma rota para jogar em uma totalmente engarrafada, só pelo fato de ser " 7 minutos mais rápida " !!!! </text:p>
          </table:table-cell>
        </table:table-row>
        <table:table-row table:style-name="ro1">
          <table:table-cell office:value-type="string" calcext:value-type="string">
            <text:p><text:s/>O app está parando,quando eu chego num determinado lugar e pede pra tirar a foto ele para de funcionar. </text:p>
          </table:table-cell>
        </table:table-row>
        <table:table-row table:style-name="ro1">
          <table:table-cell office:value-type="string" calcext:value-type="string">
            <text:p><text:s/>Muito bom está melhorando a cada dia mais e mais, mais tinha que mapiar as árias de risco ficaria melhor ainda. </text:p>
          </table:table-cell>
        </table:table-row>
        <table:table-row table:style-name="ro1">
          <table:table-cell office:value-type="string" calcext:value-type="string">
            <text:p><text:s/>Precisa sempre está atualizando o sistema e fazer com que o waze evite entrar em favelas do Rio como por exemplo desativar essas ruas que entra nas comunidades ok fica aí a dica e não as que beram as favelas .... </text:p>
          </table:table-cell>
        </table:table-row>
        <table:table-row table:style-name="ro1">
          <table:table-cell office:value-type="string" calcext:value-type="string">
            <text:p><text:s/>Como resolver a perda constante de sinal?? <text:s/>Preciso do App pra trabalhar se alguém. Pode me ajudar por favor 62 9220 5765 </text:p>
          </table:table-cell>
        </table:table-row>
        <table:table-row table:style-name="ro1">
          <table:table-cell office:value-type="string" calcext:value-type="string">
            <text:p><text:s/>Última versão não tem mais a rota alternativa para rodízio em são Paulo, achei totalmente sem noção tirarem isso </text:p>
          </table:table-cell>
        </table:table-row>
        <table:table-row table:style-name="ro1">
          <table:table-cell office:value-type="string" calcext:value-type="string">
            <text:p><text:s/>A facilidade de indicar a rua sem dizer o nome ajuda muito em cidades que não conhecemos. </text:p>
          </table:table-cell>
        </table:table-row>
        <table:table-row table:style-name="ro1">
          <table:table-cell office:value-type="string" calcext:value-type="string">
            <text:p><text:s/>Não tá aparecendo as rotas mas perto vc coloca pra ir pra um lugar ele escolhe a mas longe consertem isso rápido </text:p>
          </table:table-cell>
        </table:table-row>
        <table:table-row table:style-name="ro1">
          <table:table-cell office:value-type="string" calcext:value-type="string">
            <text:p><text:s/>Gente vcs melhoraram muito este aplicativo estão de parabéns só que pra caminhoneiro está complicado vc não colocaram programa específico pra caminha ele joga a gente em muito lugar que não pode passar caminhão ruas que nem cabe caminhão se puderem melherom isso um abraço </text:p>
          </table:table-cell>
        </table:table-row>
        <table:table-row table:style-name="ro1">
          <table:table-cell office:value-type="string" calcext:value-type="string">
            <text:p><text:s/>Muito bom e muito útil mais deixa a desejar como por exemplo quando vc cria a conta você fica conectado no waze App Mais quando vc sai e tenta entrar novamente ele não entra da erro e diz que não ta registrado. </text:p>
          </table:table-cell>
        </table:table-row>
        <table:table-row table:style-name="ro1">
          <table:table-cell office:value-type="string" calcext:value-type="string">
            <text:p><text:s/>Manda trajeto mais longo pede pra fazer volta na quadra sendo que o destino está a100 metros faz entrar em favela trajeto de 10minutos com ele leva 45minutos, demora muito pra abrir mais é bom por causa dos radares tem que melhorar um pouco </text:p>
          </table:table-cell>
        </table:table-row>
        <table:table-row table:style-name="ro1">
          <table:table-cell office:value-type="string" calcext:value-type="string">
            <text:p><text:s/>Só acho que deveria ser atualizado de dia é um trânsito e a noite é outro. As vzs usam a mesma programação e eu por usar na Uber a noite tem viagem que se torna mais longe por vcs não autorizarem em tempo real. </text:p>
          </table:table-cell>
        </table:table-row>
        <table:table-row table:style-name="ro1">
          <table:table-cell office:value-type="string" calcext:value-type="string">
            <text:p><text:s/>Por que tirou a preferência por rota mais rápida e mais curta? <text:s/>Depois da ultima atualização mesmo sem <text:s/>transito ele faz o direcionamento para ruas pequenas e estreitas dentro dos bairros e nao utiliza as principais, fazendo a rota ficar mais demorada. </text:p>
          </table:table-cell>
        </table:table-row>
        <table:table-row table:style-name="ro1">
          <table:table-cell office:value-type="string" calcext:value-type="string">
            <text:p><text:s/>Muito bom. É facil de começar a usar mas tem muitas opções pra configurar se você gosta de fuçar como eu, as previsões de tempo de chegada no destino são muito boas e a atualização em tempo real sas condições do trânsito são top. </text:p>
          </table:table-cell>
        </table:table-row>
        <table:table-row table:style-name="ro1">
          <table:table-cell office:value-type="string" calcext:value-type="string">
            <text:p><text:s/>Achei excelente, porém estive em Goiânia essa semana, e eu acho que esse aplicativo estava de ressaca de fim de ano, eu ia em um endereço certo ele me mandava voltar para trás, mas é muito bom eu queria vir embora para Uberlândia e ele estava pedindo para eu ir para outra cidade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9">00/00/0000</text:date>, <text:time style:data-style-name="N2" text:time-value="11:32:52.70829640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9T11:35:14.855891710</dc:date>
    <meta:editing-duration>PT1H18M4S</meta:editing-duration>
    <meta:editing-cycles>20</meta:editing-cycles>
    <meta:generator>LibreOffice/5.1.6.2$Linux_X86_64 LibreOffice_project/10m0$Build-2</meta:generator>
    <meta:document-statistic meta:table-count="1" meta:cell-count="489" meta:object-count="0"/>
  </office:meta>
</office:document-meta>
</file>